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4F000000237C0FED1C.jpg"/>
  <manifest:file-entry manifest:media-type="image/jpeg" manifest:full-path="Pictures/100000000000064F0000002AF434C546.jpg"/>
  <manifest:file-entry manifest:media-type="image/jpeg" manifest:full-path="Pictures/100000000000065400000002AA975B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Convert_20_1">
      <style:table-properties style:width="7.4722in" style:page-number="auto" table:align="left" style:writing-mode="lr-tb"/>
    </style:style>
    <style:style style:name="Table1.A" style:family="table-column">
      <style:table-column-properties style:column-width="1.3194in"/>
    </style:style>
    <style:style style:name="Table1.B" style:family="table-column">
      <style:table-column-properties style:column-width="0.2639in"/>
    </style:style>
    <style:style style:name="Table1.C" style:family="table-column">
      <style:table-column-properties style:column-width="0.4028in"/>
    </style:style>
    <style:style style:name="Table1.D" style:family="table-column">
      <style:table-column-properties style:column-width="0.3333in"/>
    </style:style>
    <style:style style:name="Table1.E" style:family="table-column">
      <style:table-column-properties style:column-width="4.3889in"/>
    </style:style>
    <style:style style:name="Table1.F" style:family="table-column">
      <style:table-column-properties style:column-width="0.7639in"/>
    </style:style>
    <style:style style:name="Table1.1" style:family="table-row">
      <style:table-row-properties style:min-row-height="0.1792in" style:keep-together="true" fo:keep-together="auto"/>
    </style:style>
    <style:style style:name="Table1.A1" style:family="table-cell">
      <style:table-cell-properties style:vertical-align="top" fo:padding="0in" fo:border="none" style:writing-mode="lr-tb"/>
    </style:style>
    <style:style style:name="Table1.2" style:family="table-row">
      <style:table-row-properties style:min-row-height="0.1778in" style:keep-together="true" fo:keep-together="auto"/>
    </style:style>
    <style:style style:name="Table1.11" style:family="table-row">
      <style:table-row-properties style:min-row-height="0.241in" style:keep-together="true" fo:keep-together="auto"/>
    </style:style>
    <style:style style:name="Table1.12" style:family="table-row">
      <style:table-row-properties style:min-row-height="0.1507in" style:keep-together="true" fo:keep-together="auto"/>
    </style:style>
    <style:style style:name="Table1.13" style:family="table-row">
      <style:table-row-properties style:min-row-height="0.1944in" style:keep-together="true" fo:keep-together="auto"/>
    </style:style>
    <style:style style:name="Table1.14" style:family="table-row">
      <style:table-row-properties style:min-row-height="0.3229in" style:keep-together="true" fo:keep-together="auto"/>
    </style:style>
    <style:style style:name="Table2" style:family="table">
      <style:table-properties style:width="7.4722in" table:align="left" style:writing-mode="lr-tb"/>
    </style:style>
    <style:style style:name="Table2.A" style:family="table-column">
      <style:table-column-properties style:column-width="0.9306in"/>
    </style:style>
    <style:style style:name="Table2.B" style:family="table-column">
      <style:table-column-properties style:column-width="0.2361in"/>
    </style:style>
    <style:style style:name="Table2.C" style:family="table-column">
      <style:table-column-properties style:column-width="0.4722in"/>
    </style:style>
    <style:style style:name="Table2.D" style:family="table-column">
      <style:table-column-properties style:column-width="3.5417in"/>
    </style:style>
    <style:style style:name="Table2.E" style:family="table-column">
      <style:table-column-properties style:column-width="2.2917in"/>
    </style:style>
    <style:style style:name="Table2.1" style:family="table-row">
      <style:table-row-properties style:min-row-height="0.016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min-row-height="0.1597in" style:keep-together="true" fo:keep-together="auto"/>
    </style:style>
    <style:style style:name="Table2.5" style:family="table-row">
      <style:table-row-properties style:min-row-height="0.3014in" style:keep-together="true" fo:keep-together="auto"/>
    </style:style>
    <style:style style:name="Table2.6" style:family="table-row">
      <style:table-row-properties style:min-row-height="0.1778in" style:keep-together="true" fo:keep-together="auto"/>
    </style:style>
    <style:style style:name="Table2.9" style:family="table-row">
      <style:table-row-properties style:min-row-height="0.3097in" style:keep-together="true" fo:keep-together="auto"/>
    </style:style>
    <style:style style:name="Table3" style:family="table">
      <style:table-properties style:width="7.4722in" table:align="left" style:writing-mode="lr-tb"/>
    </style:style>
    <style:style style:name="Table3.A" style:family="table-column">
      <style:table-column-properties style:column-width="0.9306in"/>
    </style:style>
    <style:style style:name="Table3.B" style:family="table-column">
      <style:table-column-properties style:column-width="0.2361in"/>
    </style:style>
    <style:style style:name="Table3.C" style:family="table-column">
      <style:table-column-properties style:column-width="0.4722in"/>
    </style:style>
    <style:style style:name="Table3.D" style:family="table-column">
      <style:table-column-properties style:column-width="4.3333in"/>
    </style:style>
    <style:style style:name="Table3.E" style:family="table-column">
      <style:table-column-properties style:column-width="1.5in"/>
    </style:style>
    <style:style style:name="Table3.1" style:family="table-row">
      <style:table-row-properties style:min-row-height="0.016in" style:keep-together="true" fo:keep-together="auto"/>
    </style:style>
    <style:style style:name="Table3.A1" style:family="table-cell">
      <style:table-cell-properties style:vertical-align="top" fo:padding="0in" fo:border="none" style:writing-mode="lr-tb"/>
    </style:style>
    <style:style style:name="Table3.2" style:family="table-row">
      <style:table-row-properties style:min-row-height="0.1597in" style:keep-together="true" fo:keep-together="auto"/>
    </style:style>
    <style:style style:name="Table3.3" style:family="table-row">
      <style:table-row-properties style:min-row-height="0.3014in" style:keep-together="true" fo:keep-together="auto"/>
    </style:style>
    <style:style style:name="Table3.4" style:family="table-row">
      <style:table-row-properties style:min-row-height="0.1778in" style:keep-together="true" fo:keep-together="auto"/>
    </style:style>
    <style:style style:name="Table3.7" style:family="table-row">
      <style:table-row-properties style:min-row-height="0.2417in" style:keep-together="true" fo:keep-together="auto"/>
    </style:style>
    <style:style style:name="Table4" style:family="table">
      <style:table-properties style:width="7.4722in" table:align="left" style:writing-mode="lr-tb"/>
    </style:style>
    <style:style style:name="Table4.A" style:family="table-column">
      <style:table-column-properties style:column-width="0.9306in"/>
    </style:style>
    <style:style style:name="Table4.B" style:family="table-column">
      <style:table-column-properties style:column-width="0.2361in"/>
    </style:style>
    <style:style style:name="Table4.C" style:family="table-column">
      <style:table-column-properties style:column-width="0.5in"/>
    </style:style>
    <style:style style:name="Table4.D" style:family="table-column">
      <style:table-column-properties style:column-width="5.8056in"/>
    </style:style>
    <style:style style:name="Table4.1" style:family="table-row">
      <style:table-row-properties style:min-row-height="0.016in" style:keep-together="true" fo:keep-together="auto"/>
    </style:style>
    <style:style style:name="Table4.A1" style:family="table-cell">
      <style:table-cell-properties style:vertical-align="top" fo:padding="0in" fo:border="none" style:writing-mode="lr-tb"/>
    </style:style>
    <style:style style:name="Table4.2" style:family="table-row">
      <style:table-row-properties style:min-row-height="0.1597in" style:keep-together="true" fo:keep-together="auto"/>
    </style:style>
    <style:style style:name="Table4.3" style:family="table-row">
      <style:table-row-properties style:min-row-height="0.3014in" style:keep-together="true" fo:keep-together="auto"/>
    </style:style>
    <style:style style:name="Table4.4" style:family="table-row">
      <style:table-row-properties style:min-row-height="0.1778in" style:keep-together="true" fo:keep-together="auto"/>
    </style:style>
    <style:style style:name="Table4.7" style:family="table-row">
      <style:table-row-properties style:min-row-height="0.2417in" style:keep-together="true" fo:keep-together="auto"/>
    </style:style>
    <style:style style:name="Table5" style:family="table">
      <style:table-properties style:width="5.7639in" table:align="left" style:writing-mode="lr-tb"/>
    </style:style>
    <style:style style:name="Table5.A" style:family="table-column">
      <style:table-column-properties style:column-width="1.1944in"/>
    </style:style>
    <style:style style:name="Table5.B" style:family="table-column">
      <style:table-column-properties style:column-width="0.5in"/>
    </style:style>
    <style:style style:name="Table5.C" style:family="table-column">
      <style:table-column-properties style:column-width="4.0694in"/>
    </style:style>
    <style:style style:name="Table5.1" style:family="table-row">
      <style:table-row-properties style:min-row-height="0.1792in" style:keep-together="true" fo:keep-together="auto"/>
    </style:style>
    <style:style style:name="Table5.A1" style:family="table-cell">
      <style:table-cell-properties style:vertical-align="top" fo:padding="0in" fo:border="none" style:writing-mode="lr-tb"/>
    </style:style>
    <style:style style:name="Table5.2" style:family="table-row">
      <style:table-row-properties style:min-row-height="0.1778in" style:keep-together="true" fo:keep-together="auto"/>
    </style:style>
    <style:style style:name="Table5.3" style:family="table-row">
      <style:table-row-properties style:min-row-height="0.2417in" style:keep-together="true" fo:keep-together="auto"/>
    </style:style>
    <style:style style:name="Table6" style:family="table" style:master-page-name="Convert_20_4">
      <style:table-properties style:width="7.4167in" style:page-number="auto" table:align="left" style:writing-mode="lr-tb"/>
    </style:style>
    <style:style style:name="Table6.A" style:family="table-column">
      <style:table-column-properties style:column-width="1.0833in"/>
    </style:style>
    <style:style style:name="Table6.B" style:family="table-column">
      <style:table-column-properties style:column-width="0.5in"/>
    </style:style>
    <style:style style:name="Table6.C" style:family="table-column">
      <style:table-column-properties style:column-width="5.8333in"/>
    </style:style>
    <style:style style:name="Table6.1" style:family="table-row">
      <style:table-row-properties style:min-row-height="0.1792in" style:keep-together="true" fo:keep-together="auto"/>
    </style:style>
    <style:style style:name="Table6.A1" style:family="table-cell">
      <style:table-cell-properties style:vertical-align="top" fo:padding="0in" fo:border="none" style:writing-mode="lr-tb"/>
    </style:style>
    <style:style style:name="Table6.2" style:family="table-row">
      <style:table-row-properties style:min-row-height="0.1778in" style:keep-together="true" fo:keep-together="auto"/>
    </style:style>
    <style:style style:name="Table6.3" style:family="table-row">
      <style:table-row-properties style:min-row-height="0.2417in" style:keep-together="true" fo:keep-together="auto"/>
    </style:style>
    <style:style style:name="P1" style:family="paragraph" style:parent-style-name="Standard">
      <style:paragraph-properties style:line-height-at-least="0in">
        <style:tab-stops>
          <style:tab-stop style:position="1.9862in"/>
          <style:tab-stop style:position="2.4862in"/>
        </style:tab-stops>
      </style:paragraph-properties>
    </style:style>
    <style:style style:name="P2" style:family="paragraph" style:parent-style-name="Standard">
      <style:paragraph-properties style:line-height-at-least="0in">
        <style:tab-stops>
          <style:tab-stop style:position="1.9862in"/>
        </style:tab-stops>
      </style:paragraph-properties>
    </style:style>
    <style:style style:name="P3" style:family="paragraph" style:parent-style-name="Standard">
      <style:paragraph-properties style:line-height-at-least="0in">
        <style:tab-stops>
          <style:tab-stop style:position="6.0555in"/>
        </style:tab-stops>
      </style:paragraph-properties>
    </style:style>
    <style:style style:name="P4" style:family="paragraph" style:parent-style-name="Standard">
      <style:paragraph-properties fo:line-height="0.0016in"/>
      <style:text-properties style:font-name="Times New Roman" style:font-name-asian="Times New Roman" style:font-name-complex="Times New Roman"/>
    </style:style>
    <style:style style:name="P5" style:family="paragraph" style:parent-style-name="Standard">
      <style:paragraph-properties fo:line-height="0.139in"/>
      <style:text-properties style:font-name="Times New Roman" style:font-name-asian="Times New Roman" style:font-name-complex="Times New Roman"/>
    </style:style>
    <style:style style:name="P6" style:family="paragraph" style:parent-style-name="Standard">
      <style:paragraph-properties style:line-height-at-least="0in" style:snap-to-layout-grid="false"/>
      <style:text-properties style:font-name="Times New Roman" style:font-name-asian="Times New Roman" style:font-name-complex="Times New Roman"/>
    </style:style>
    <style:style style:name="P7" style:family="paragraph" style:parent-style-name="Standard">
      <style:paragraph-properties fo:line-height="0.0917in"/>
      <style:text-properties style:font-name="Times New Roman" style:font-name-asian="Times New Roman" style:font-name-complex="Times New Roman"/>
    </style:style>
    <style:style style:name="P8" style:family="paragraph" style:parent-style-name="Standard">
      <style:paragraph-properties fo:line-height="0.1791in"/>
      <style:text-properties style:font-name="Times New Roman" style:font-name-asian="Times New Roman" style:font-name-complex="Times New Roman"/>
    </style:style>
    <style:style style:name="P9" style:family="paragraph" style:parent-style-name="Standard">
      <style:paragraph-properties fo:line-height="0.0146in"/>
      <style:text-properties style:font-name="Times New Roman" style:font-name-asian="Times New Roman" style:font-name-complex="Times New Roman"/>
    </style:style>
    <style:style style:name="P10" style:family="paragraph" style:parent-style-name="Standard">
      <style:paragraph-properties fo:line-height="0.1756in"/>
      <style:text-properties style:font-name="Times New Roman" style:font-name-asian="Times New Roman" style:font-name-complex="Times New Roman"/>
    </style:style>
    <style:style style:name="P11" style:family="paragraph" style:parent-style-name="Standard">
      <style:paragraph-properties fo:line-height="0.2102in"/>
      <style:text-properties style:font-name="Times New Roman" style:font-name-asian="Times New Roman" style:font-name-complex="Times New Roman"/>
    </style:style>
    <style:style style:name="P12" style:family="paragraph" style:parent-style-name="Standard">
      <style:paragraph-properties fo:line-height="0.0445in"/>
      <style:text-properties style:font-name="Times New Roman" style:font-name-asian="Times New Roman" style:font-name-complex="Times New Roman"/>
    </style:style>
    <style:style style:name="P13" style:family="paragraph" style:parent-style-name="Standard">
      <style:paragraph-properties fo:line-height="0.2661in"/>
      <style:text-properties style:font-name="Times New Roman" style:font-name-asian="Times New Roman" style:font-name-complex="Times New Roman"/>
    </style:style>
    <style:style style:name="P14" style:family="paragraph" style:parent-style-name="Standard">
      <style:paragraph-properties fo:line-height="0.0457in"/>
      <style:text-properties style:font-name="Times New Roman" style:font-name-asian="Times New Roman" style:font-name-complex="Times New Roman"/>
    </style:style>
    <style:style style:name="P15" style:family="paragraph" style:parent-style-name="Standard">
      <style:paragraph-properties fo:line-height="0.1118in"/>
      <style:text-properties style:font-name="Times New Roman" style:font-name-asian="Times New Roman" style:font-name-complex="Times New Roman"/>
    </style:style>
    <style:style style:name="P16" style:family="paragraph" style:parent-style-name="Standard">
      <style:paragraph-properties fo:line-height="0.0898in"/>
      <style:text-properties style:font-name="Times New Roman" style:font-name-asian="Times New Roman" style:font-name-complex="Times New Roman"/>
    </style:style>
    <style:style style:name="P17" style:family="paragraph" style:parent-style-name="Standard">
      <style:paragraph-properties fo:line-height="0.0161in"/>
      <style:text-properties style:font-name="Times New Roman" style:font-name-asian="Times New Roman" style:font-name-complex="Times New Roman"/>
    </style:style>
    <style:style style:name="P18" style:family="paragraph" style:parent-style-name="Standard">
      <style:paragraph-properties fo:line-height="0.0008in"/>
      <style:text-properties style:font-name="Times New Roman" style:font-name-asian="Times New Roman" style:font-name-complex="Times New Roman"/>
    </style:style>
    <style:style style:name="P19" style:family="paragraph" style:parent-style-name="Standard">
      <style:paragraph-properties fo:line-height="0.0472in"/>
      <style:text-properties style:font-name="Times New Roman" style:font-name-asian="Times New Roman" style:font-name-complex="Times New Roman"/>
    </style:style>
    <style:style style:name="P20" style:family="paragraph" style:parent-style-name="Standard">
      <style:paragraph-properties fo:line-height="0.1772in"/>
      <style:text-properties style:font-name="Times New Roman" style:font-name-asian="Times New Roman" style:font-name-complex="Times New Roman"/>
    </style:style>
    <style:style style:name="P21" style:family="paragraph" style:parent-style-name="Standard">
      <style:paragraph-properties fo:line-height="0.2043in"/>
      <style:text-properties style:font-name="Times New Roman" style:font-name-asian="Times New Roman" style:font-name-complex="Times New Roman"/>
    </style:style>
    <style:style style:name="P22" style:family="paragraph" style:parent-style-name="Standard">
      <style:paragraph-properties fo:line-height="0.1382in"/>
      <style:text-properties style:font-name="Times New Roman" style:font-name-asian="Times New Roman" style:font-name-complex="Times New Roman"/>
    </style:style>
    <style:style style:name="P23" style:family="paragraph" style:parent-style-name="Standard">
      <style:paragraph-properties fo:line-height="0.15in"/>
      <style:text-properties style:font-name="Times New Roman" style:font-name-asian="Times New Roman" style:font-name-complex="Times New Roman"/>
    </style:style>
    <style:style style:name="P24" style:family="paragraph" style:parent-style-name="Standard">
      <style:paragraph-properties fo:line-height="0.0016in"/>
      <style:text-properties style:font-name="Times New Roman" fo:font-size="12pt" style:font-name-asian="Times New Roman" style:font-size-asian="12pt" style:font-name-complex="Times New Roman"/>
    </style:style>
    <style:style style:name="P25"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26" style:family="paragraph" style:parent-style-name="Standard">
      <style:paragraph-properties fo:line-height="0.1827in"/>
      <style:text-properties style:font-name="Times New Roman" fo:font-size="12pt" style:font-name-asian="Times New Roman" style:font-size-asian="12pt" style:font-name-complex="Times New Roman"/>
    </style:style>
    <style:style style:name="P27" style:family="paragraph" style:parent-style-name="Standard">
      <style:paragraph-properties fo:line-height="0.0228in"/>
      <style:text-properties style:font-name="Times New Roman" fo:font-size="12pt" style:font-name-asian="Times New Roman" style:font-size-asian="12pt" style:font-name-complex="Times New Roman"/>
    </style:style>
    <style:style style:name="P28" style:family="paragraph" style:parent-style-name="Standard">
      <style:paragraph-properties fo:line-height="0.1665in"/>
      <style:text-properties style:font-name="Times New Roman" fo:font-size="12pt" style:font-name-asian="Times New Roman" style:font-size-asian="12pt" style:font-name-complex="Times New Roman"/>
    </style:style>
    <style:style style:name="P29"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1791in"/>
      <style:text-properties style:font-name="Times New Roman" fo:font-size="12pt" fo:font-weight="bold" style:font-name-asian="Times New Roman" style:font-size-asian="12pt" style:font-weight-asian="bold" style:font-name-complex="Times New Roman"/>
    </style:style>
    <style:style style:name="P31" style:family="paragraph" style:parent-style-name="Standard">
      <style:paragraph-properties fo:line-height="0.1972in"/>
      <style:text-properties style:font-name="Times New Roman" fo:font-size="12pt" fo:font-weight="bold" style:font-name-asian="Times New Roman" style:font-size-asian="12pt" style:font-weight-asian="bold" style:font-name-complex="Times New Roman"/>
    </style:style>
    <style:style style:name="P32" style:family="paragraph" style:parent-style-name="Standard">
      <style:paragraph-properties style:line-height-at-least="0in" style:snap-to-layout-grid="false"/>
      <style:text-properties style:font-name="Times New Roman" fo:font-size="11pt" style:font-name-asian="Times New Roman" style:font-size-asian="11pt" style:font-name-complex="Times New Roman"/>
    </style:style>
    <style:style style:name="P33" style:family="paragraph" style:parent-style-name="Standard">
      <style:paragraph-properties style:line-height-at-least="0in" style:snap-to-layout-grid="false"/>
      <style:text-properties style:font-name="Times New Roman" fo:font-size="9pt" style:font-name-asian="Times New Roman" style:font-size-asian="9pt" style:font-name-complex="Times New Roman"/>
    </style:style>
    <style:style style:name="P34" style:family="paragraph" style:parent-style-name="Standard">
      <style:paragraph-properties fo:line-height="0.0138in" style:snap-to-layout-grid="false"/>
      <style:text-properties style:font-name="Times New Roman" fo:font-size="0.5pt" style:font-name-asian="Times New Roman" style:font-size-asian="0.5pt" style:font-name-complex="Times New Roman"/>
    </style:style>
    <style:style style:name="P35" style:family="paragraph" style:parent-style-name="Standard">
      <style:paragraph-properties style:line-height-at-least="0in"/>
      <style:text-properties style:font-name="Arial" fo:font-size="12pt" fo:font-weight="bold" style:font-name-asian="Arial" style:font-size-asian="12pt" style:font-weight-asian="bold" style:font-name-complex="Arial"/>
    </style:style>
    <style:style style:name="P36" style:family="paragraph" style:parent-style-name="Standard">
      <style:paragraph-properties style:line-height-at-least="0in"/>
      <style:text-properties style:font-name="Arial" fo:font-size="11pt" fo:font-weight="bold" style:font-name-asian="Arial" style:font-size-asian="11pt" style:font-weight-asian="bold" style:font-name-complex="Arial"/>
    </style:style>
    <style:style style:name="P37" style:family="paragraph" style:parent-style-name="Standard">
      <style:paragraph-properties style:line-height-at-least="0in" fo:text-align="end" style:justify-single-word="false"/>
      <style:text-properties style:font-name="Arial" fo:font-size="11pt" fo:font-weight="bold" style:font-name-asian="Arial" style:font-size-asian="11pt" style:font-weight-asian="bold" style:font-name-complex="Arial"/>
    </style:style>
    <style:style style:name="P38" style:family="paragraph" style:parent-style-name="Standard">
      <style:paragraph-properties style:line-height-at-least="0in"/>
      <style:text-properties style:font-name="Arial" fo:font-size="11pt" style:text-underline-style="solid" style:text-underline-width="auto" style:text-underline-color="font-color" style:font-name-asian="Arial" style:font-size-asian="11pt" style:font-name-complex="Arial"/>
    </style:style>
    <style:style style:name="P39" style:family="paragraph" style:parent-style-name="Standard">
      <style:paragraph-properties style:line-height-at-least="0in"/>
      <style:text-properties style:font-name="Arial" fo:font-size="11pt" style:text-underline-style="solid" style:text-underline-width="auto" style:text-underline-color="font-color" fo:font-weight="bold" style:font-name-asian="Arial" style:font-size-asian="11pt" style:font-weight-asian="bold" style:font-name-complex="Arial"/>
    </style:style>
    <style:style style:name="P40" style:family="paragraph" style:parent-style-name="Standard">
      <style:paragraph-properties style:line-height-at-least="0in"/>
      <style:text-properties style:font-name="Arial" fo:font-weight="bold" style:font-name-asian="Arial" style:font-weight-asian="bold" style:font-name-complex="Arial"/>
    </style:style>
    <style:style style:name="P41" style:family="paragraph" style:parent-style-name="Standard">
      <style:paragraph-properties fo:line-height="0.0008in"/>
      <style:text-properties style:font-name="Symbol" fo:font-size="11pt" style:font-name-asian="Symbol" style:font-size-asian="11pt" style:font-name-complex="Symbol"/>
    </style:style>
    <style:style style:name="P42" style:family="paragraph" style:parent-style-name="Standard">
      <style:paragraph-properties fo:line-height="0.011in"/>
      <style:text-properties style:font-name="Symbol" fo:font-size="11pt" style:font-name-asian="Symbol" style:font-size-asian="11pt" style:font-name-complex="Symbol"/>
    </style:style>
    <style:style style:name="P43" style:family="paragraph" style:parent-style-name="Standard">
      <style:paragraph-properties fo:line-height="0.189in"/>
      <style:text-properties style:font-name="Symbol" fo:font-size="11pt" style:font-name-asian="Symbol" style:font-size-asian="11pt" style:font-name-complex="Symbol"/>
    </style:style>
    <style:style style:name="P44" style:family="paragraph" style:parent-style-name="Standard">
      <style:paragraph-properties fo:line-height="0.0146in"/>
      <style:text-properties style:font-name="Symbol" fo:font-size="11pt" style:font-name-asian="Symbol" style:font-size-asian="11pt" style:font-name-complex="Symbol"/>
    </style:style>
    <style:style style:name="P45" style:family="paragraph" style:parent-style-name="Standard">
      <style:paragraph-properties fo:line-height="0.1882in"/>
      <style:text-properties style:font-name="Symbol" fo:font-size="11pt" style:font-name-asian="Symbol" style:font-size-asian="11pt" style:font-name-complex="Symbol"/>
    </style:style>
    <style:style style:name="P46" style:family="paragraph" style:parent-style-name="Standard">
      <style:paragraph-properties fo:line-height="0.0154in"/>
      <style:text-properties style:font-name="Symbol" fo:font-size="11pt" style:font-name-asian="Symbol" style:font-size-asian="11pt" style:font-name-complex="Symbol"/>
    </style:style>
    <style:style style:name="P47" style:family="paragraph" style:parent-style-name="Standard">
      <style:paragraph-properties fo:line-height="0.0126in"/>
      <style:text-properties style:font-name="Symbol" fo:font-size="11pt" style:font-name-asian="Symbol" style:font-size-asian="11pt" style:font-name-complex="Symbol"/>
    </style:style>
    <style:style style:name="P48" style:family="paragraph" style:parent-style-name="Standard">
      <style:paragraph-properties fo:line-height="0.0098in"/>
      <style:text-properties style:font-name="Symbol" fo:font-size="11pt" style:font-name-asian="Symbol" style:font-size-asian="11pt" style:font-name-complex="Symbol"/>
    </style:style>
    <style:style style:name="P49" style:family="paragraph" style:parent-style-name="Standard">
      <style:paragraph-properties fo:line-height="0.1772in"/>
      <style:text-properties style:font-name="Symbol" fo:font-size="11pt" style:font-name-asian="Symbol" style:font-size-asian="11pt" style:font-name-complex="Symbol"/>
    </style:style>
    <style:style style:name="P50" style:family="paragraph" style:parent-style-name="Standard">
      <style:paragraph-properties fo:line-height="0.1791in"/>
      <style:text-properties style:font-name="Symbol" fo:font-size="11pt" style:font-name-asian="Symbol" style:font-size-asian="11pt" style:font-name-complex="Symbol"/>
    </style:style>
    <style:style style:name="P51" style:family="paragraph" style:parent-style-name="Standard">
      <style:paragraph-properties fo:line-height="0.0138in"/>
      <style:text-properties style:font-name="Symbol" fo:font-size="11pt" style:font-name-asian="Symbol" style:font-size-asian="11pt" style:font-name-complex="Symbol"/>
    </style:style>
    <style:style style:name="P52" style:family="paragraph" style:parent-style-name="Standard">
      <style:paragraph-properties fo:line-height="0.0016in"/>
      <style:text-properties style:font-name="Symbol" fo:font-size="11pt" style:font-name-asian="Symbol" style:font-size-asian="11pt" style:font-name-complex="Symbol"/>
    </style:style>
    <style:style style:name="P53" style:family="paragraph" style:parent-style-name="Standard">
      <style:paragraph-properties fo:line-height="0.0346in"/>
      <style:text-properties style:font-name="Symbol" fo:font-size="11pt" style:font-name-asian="Symbol" style:font-size-asian="11pt" style:font-name-complex="Symbol"/>
    </style:style>
    <style:style style:name="P54" style:family="paragraph" style:parent-style-name="Standard">
      <style:paragraph-properties fo:line-height="0.2102in"/>
      <style:text-properties style:font-name="Symbol" fo:font-size="11pt" style:font-name-asian="Symbol" style:font-size-asian="11pt" style:font-name-complex="Symbol"/>
    </style:style>
    <style:style style:name="P55" style:family="paragraph" style:parent-style-name="Standard">
      <style:paragraph-properties fo:line-height="0.0382in"/>
      <style:text-properties style:font-name="Symbol" fo:font-size="11pt" style:font-name-asian="Symbol" style:font-size-asian="11pt" style:font-name-complex="Symbol"/>
    </style:style>
    <style:style style:name="P56" style:family="paragraph" style:parent-style-name="Standard">
      <style:paragraph-properties fo:line-height="0.1874in"/>
      <style:text-properties style:font-name="Symbol" fo:font-size="11pt" style:font-name-asian="Symbol" style:font-size-asian="11pt" style:font-name-complex="Symbol"/>
    </style:style>
    <style:style style:name="P57" style:family="paragraph" style:parent-style-name="Standard" style:list-style-name=""/>
    <style:style style:name="P58" style:family="paragraph" style:parent-style-name="Standard">
      <style:paragraph-properties fo:line-height="138%" fo:text-align="justify" style:justify-single-word="false"/>
    </style:style>
    <style:style style:name="P59" style:family="paragraph" style:parent-style-name="Standard">
      <style:paragraph-properties fo:line-height="101%" fo:text-align="justify" style:justify-single-word="false"/>
    </style:style>
    <style:style style:name="P60" style:family="paragraph" style:parent-style-name="Standard" style:master-page-name="Standard">
      <style:paragraph-properties fo:margin-left="2.5in" fo:margin-right="0in" style:line-height-at-least="0in" fo:text-indent="0in" style:auto-text-indent="false" style:page-number="auto"/>
      <style:text-properties fo:color="#a6a6a6" style:font-name="Verdana" fo:font-size="12pt" fo:font-weight="bold" style:font-name-asian="Verdana" style:font-size-asian="12pt" style:font-weight-asian="bold" style:font-name-complex="Verdana"/>
    </style:style>
    <style:style style:name="P61" style:family="paragraph" style:parent-style-name="Standard">
      <style:paragraph-properties fo:margin-left="2.639in" fo:margin-right="0in" fo:line-height="99%" fo:text-indent="0in" style:auto-text-indent="false"/>
      <style:text-properties fo:color="#a6a6a6" style:font-name="Verdana" fo:font-weight="bold" style:font-name-asian="Verdana" style:font-weight-asian="bold" style:font-name-complex="Verdana"/>
    </style:style>
    <style:style style:name="P62" style:family="paragraph" style:parent-style-name="Standard">
      <style:paragraph-properties fo:margin-left="2.6665in" fo:margin-right="0in" fo:line-height="99%" fo:text-indent="0in" style:auto-text-indent="false"/>
    </style:style>
    <style:style style:name="P63" style:family="paragraph" style:parent-style-name="Standard">
      <style:paragraph-properties fo:margin-left="2.9862in" fo:margin-right="0in" fo:line-height="99%" fo:text-indent="0in" style:auto-text-indent="false"/>
      <style:text-properties style:font-name="Verdana" style:font-name-asian="Verdana" style:font-name-complex="Verdana"/>
    </style:style>
    <style:style style:name="P64" style:family="paragraph" style:parent-style-name="Standard" style:list-style-name="WW8Num1">
      <style:paragraph-properties fo:margin-left="0.5in" fo:margin-right="0in" fo:line-height="102%" fo:text-align="justify" style:justify-single-word="false" fo:text-indent="-0.2484in" style:auto-text-indent="false">
        <style:tab-stops>
          <style:tab-stop style:position="0.5in"/>
        </style:tab-stops>
      </style:paragraph-properties>
    </style:style>
    <style:style style:name="P65" style:family="paragraph" style:parent-style-name="Standard" style:list-style-name="WW8Num9">
      <style:paragraph-properties fo:margin-left="0.5in" fo:margin-right="0in" fo:line-height="102%" fo:text-align="justify" style:justify-single-word="false" fo:text-indent="-0.2484in" style:auto-text-indent="false">
        <style:tab-stops>
          <style:tab-stop style:position="0.5in"/>
        </style:tab-stops>
      </style:paragraph-properties>
    </style:style>
    <style:style style:name="P66" style:family="paragraph" style:parent-style-name="Standard" style:list-style-name="WW8Num1">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67" style:family="paragraph" style:parent-style-name="Standard" style:list-style-name="WW8Num2">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68" style:family="paragraph" style:parent-style-name="Standard" style:list-style-name="WW8Num3">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69" style:family="paragraph" style:parent-style-name="Standard" style:list-style-name="WW8Num4">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70" style:family="paragraph" style:parent-style-name="Standard" style:list-style-name="WW8Num5">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71" style:family="paragraph" style:parent-style-name="Standard" style:list-style-name="WW8Num6">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72" style:family="paragraph" style:parent-style-name="Standard" style:list-style-name="WW8Num8">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73" style:family="paragraph" style:parent-style-name="Standard" style:list-style-name="WW8Num9">
      <style:paragraph-properties fo:margin-left="0.5in" fo:margin-right="0in" style:line-height-at-least="0in" fo:text-align="justify" style:justify-single-word="false" fo:text-indent="-0.2484in" style:auto-text-indent="false">
        <style:tab-stops>
          <style:tab-stop style:position="0.5in"/>
        </style:tab-stops>
      </style:paragraph-properties>
    </style:style>
    <style:style style:name="P74" style:family="paragraph" style:parent-style-name="Standard" style:list-style-name="WW8Num1">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75" style:family="paragraph" style:parent-style-name="Standard" style:list-style-name="WW8Num3">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76" style:family="paragraph" style:parent-style-name="Standard" style:list-style-name="WW8Num5">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77" style:family="paragraph" style:parent-style-name="Standard" style:list-style-name="WW8Num6">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78" style:family="paragraph" style:parent-style-name="Standard" style:list-style-name="WW8Num7">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79" style:family="paragraph" style:parent-style-name="Standard" style:list-style-name="WW8Num8">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0" style:family="paragraph" style:parent-style-name="Standard" style:list-style-name="WW8Num9">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1" style:family="paragraph" style:parent-style-name="Standard" style:list-style-name="WW8Num1">
      <style:paragraph-properties fo:margin-left="0.5in" fo:margin-right="0in" fo:line-height="99%"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2" style:family="paragraph" style:parent-style-name="Standard" style:list-style-name="WW8Num1">
      <style:paragraph-properties fo:margin-left="0.5in" fo:margin-right="0in" fo:line-height="103%"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3" style:family="paragraph" style:parent-style-name="Standard" style:list-style-name="WW8Num8">
      <style:paragraph-properties fo:margin-left="0.5in" fo:margin-right="0in" fo:line-height="103%"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4" style:family="paragraph" style:parent-style-name="Standard" style:list-style-name="WW8Num7">
      <style:paragraph-properties fo:margin-left="0.5in" fo:margin-right="0in" fo:line-height="136%"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5" style:family="paragraph" style:parent-style-name="Standard" style:list-style-name="WW8Num8">
      <style:paragraph-properties fo:margin-left="0.5in" fo:margin-right="0in" fo:line-height="98%"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6" style:family="paragraph" style:parent-style-name="Standard" style:list-style-name="WW8Num9">
      <style:paragraph-properties fo:margin-left="0.5in" fo:margin-right="0in" fo:line-height="100%"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87" style:family="paragraph" style:parent-style-name="Standard" style:list-style-name="WW8Num1">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fo:font-weight="bold" style:font-name-asian="Arial" style:font-size-asian="11pt" style:font-weight-asian="bold" style:font-name-complex="Arial"/>
    </style:style>
    <style:style style:name="P88" style:family="paragraph" style:parent-style-name="Standard" style:list-style-name="WW8Num2">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fo:font-size="11pt" fo:font-weight="bold" style:font-name-asian="Arial" style:font-size-asian="11pt" style:font-weight-asian="bold" style:font-name-complex="Arial"/>
    </style:style>
    <style:style style:name="P89" style:family="paragraph" style:parent-style-name="Standard" style:list-style-name="WW8Num1">
      <style:paragraph-properties fo:margin-left="0.5in" fo:margin-right="0in" fo:line-height="100%" fo:text-align="justify" style:justify-single-word="false" fo:text-indent="-0.2484in" style:auto-text-indent="false">
        <style:tab-stops>
          <style:tab-stop style:position="0.5in"/>
        </style:tab-stops>
      </style:paragraph-properties>
    </style:style>
    <style:style style:name="P90" style:family="paragraph" style:parent-style-name="Standard" style:list-style-name="WW8Num4">
      <style:paragraph-properties fo:margin-left="0.5in" fo:margin-right="0in" fo:line-height="100%" fo:text-align="justify" style:justify-single-word="false" fo:text-indent="-0.2484in" style:auto-text-indent="false">
        <style:tab-stops>
          <style:tab-stop style:position="0.5in"/>
        </style:tab-stops>
      </style:paragraph-properties>
    </style:style>
    <style:style style:name="P91" style:family="paragraph" style:parent-style-name="Standard" style:list-style-name="WW8Num6">
      <style:paragraph-properties fo:margin-left="0.5in" fo:margin-right="0in" fo:line-height="100%" fo:text-align="justify" style:justify-single-word="false" fo:text-indent="-0.2484in" style:auto-text-indent="false">
        <style:tab-stops>
          <style:tab-stop style:position="0.5in"/>
        </style:tab-stops>
      </style:paragraph-properties>
    </style:style>
    <style:style style:name="P92" style:family="paragraph" style:parent-style-name="Standard" style:list-style-name="WW8Num9">
      <style:paragraph-properties fo:margin-left="0.5in" fo:margin-right="0in" fo:line-height="100%" fo:text-align="justify" style:justify-single-word="false" fo:text-indent="-0.2484in" style:auto-text-indent="false">
        <style:tab-stops>
          <style:tab-stop style:position="0.5in"/>
        </style:tab-stops>
      </style:paragraph-properties>
    </style:style>
    <style:style style:name="P93" style:family="paragraph" style:parent-style-name="Standard" style:list-style-name="WW8Num1">
      <style:paragraph-properties fo:margin-left="0.5in" fo:margin-right="0in" fo:line-height="103%" fo:text-align="justify" style:justify-single-word="false" fo:text-indent="-0.2484in" style:auto-text-indent="false">
        <style:tab-stops>
          <style:tab-stop style:position="0.5in"/>
        </style:tab-stops>
      </style:paragraph-properties>
    </style:style>
    <style:style style:name="P94" style:family="paragraph" style:parent-style-name="Standard" style:list-style-name="WW8Num4">
      <style:paragraph-properties fo:margin-left="0.5in" fo:margin-right="0in" fo:line-height="103%" fo:text-align="justify" style:justify-single-word="false" fo:text-indent="-0.2484in" style:auto-text-indent="false">
        <style:tab-stops>
          <style:tab-stop style:position="0.5in"/>
        </style:tab-stops>
      </style:paragraph-properties>
    </style:style>
    <style:style style:name="P95" style:family="paragraph" style:parent-style-name="Standard" style:list-style-name="WW8Num5">
      <style:paragraph-properties fo:margin-left="0.5in" fo:margin-right="0in" fo:line-height="103%" fo:text-align="justify" style:justify-single-word="false" fo:text-indent="-0.2484in" style:auto-text-indent="false">
        <style:tab-stops>
          <style:tab-stop style:position="0.5in"/>
        </style:tab-stops>
      </style:paragraph-properties>
    </style:style>
    <style:style style:name="P96" style:family="paragraph" style:parent-style-name="Standard" style:list-style-name="WW8Num6">
      <style:paragraph-properties fo:margin-left="0.5in" fo:margin-right="0in" fo:line-height="103%" fo:text-align="justify" style:justify-single-word="false" fo:text-indent="-0.2484in" style:auto-text-indent="false">
        <style:tab-stops>
          <style:tab-stop style:position="0.5in"/>
        </style:tab-stops>
      </style:paragraph-properties>
    </style:style>
    <style:style style:name="P97" style:family="paragraph" style:parent-style-name="Standard" style:list-style-name="WW8Num9">
      <style:paragraph-properties fo:margin-left="0.5in" fo:margin-right="0in" fo:line-height="103%" fo:text-align="justify" style:justify-single-word="false" fo:text-indent="-0.2484in" style:auto-text-indent="false">
        <style:tab-stops>
          <style:tab-stop style:position="0.5in"/>
        </style:tab-stops>
      </style:paragraph-properties>
    </style:style>
    <style:style style:name="P98" style:family="paragraph" style:parent-style-name="Standard" style:list-style-name="WW8Num1">
      <style:paragraph-properties fo:margin-left="0.5in" fo:margin-right="0in" fo:line-height="99%" fo:text-align="justify" style:justify-single-word="false" fo:text-indent="-0.2484in" style:auto-text-indent="false">
        <style:tab-stops>
          <style:tab-stop style:position="0.5in"/>
        </style:tab-stops>
      </style:paragraph-properties>
    </style:style>
    <style:style style:name="P99" style:family="paragraph" style:parent-style-name="Standard" style:list-style-name="WW8Num6">
      <style:paragraph-properties fo:margin-left="0.5in" fo:margin-right="0in" fo:line-height="99%" fo:text-align="justify" style:justify-single-word="false" fo:text-indent="-0.2484in" style:auto-text-indent="false">
        <style:tab-stops>
          <style:tab-stop style:position="0.5in"/>
        </style:tab-stops>
      </style:paragraph-properties>
    </style:style>
    <style:style style:name="P100" style:family="paragraph" style:parent-style-name="Standard" style:list-style-name="WW8Num1">
      <style:paragraph-properties fo:margin-left="0.5in" fo:margin-right="0in" fo:line-height="104%" fo:text-align="justify" style:justify-single-word="false" fo:text-indent="-0.2484in" style:auto-text-indent="false">
        <style:tab-stops>
          <style:tab-stop style:position="0.5in"/>
        </style:tab-stops>
      </style:paragraph-properties>
    </style:style>
    <style:style style:name="P101" style:family="paragraph" style:parent-style-name="Standard" style:list-style-name="WW8Num5">
      <style:paragraph-properties fo:margin-left="0.5in" fo:margin-right="0in" fo:line-height="98%" fo:text-align="justify" style:justify-single-word="false" fo:text-indent="-0.2484in" style:auto-text-indent="false">
        <style:tab-stops>
          <style:tab-stop style:position="0.5in"/>
        </style:tab-stops>
      </style:paragraph-properties>
    </style:style>
    <style:style style:name="P102" style:family="paragraph" style:parent-style-name="Standard" style:list-style-name="WW8Num5">
      <style:paragraph-properties fo:margin-left="0.5in" fo:margin-right="0in" style:line-height-at-least="0in" fo:text-align="justify" style:justify-single-word="false" fo:text-indent="-0.2484in" style:auto-text-indent="false">
        <style:tab-stops>
          <style:tab-stop style:position="0.5in"/>
        </style:tab-stops>
      </style:paragraph-properties>
      <style:text-properties style:font-name="Arial"/>
    </style:style>
    <style:style style:name="P103" style:family="paragraph" style:parent-style-name="Standard" style:list-style-name="WW8Num5" style:master-page-name="Convert_20_2">
      <style:paragraph-properties fo:margin-left="0.5in" fo:margin-right="0in" fo:line-height="103%" fo:text-align="justify" style:justify-single-word="false" fo:text-indent="-0.2484in" style:auto-text-indent="false" style:page-number="auto">
        <style:tab-stops>
          <style:tab-stop style:position="0.5in"/>
        </style:tab-stops>
      </style:paragraph-properties>
    </style:style>
    <style:style style:name="P104" style:family="paragraph" style:parent-style-name="Standard" style:list-style-name="WW8Num7" style:master-page-name="Convert_20_3">
      <style:paragraph-properties fo:margin-left="0.5in" fo:margin-right="0in" style:line-height-at-least="0in" fo:text-align="justify" style:justify-single-word="false" fo:text-indent="-0.2484in" style:auto-text-indent="false" style:page-number="auto">
        <style:tab-stops>
          <style:tab-stop style:position="0.5in"/>
        </style:tab-stops>
      </style:paragraph-properties>
      <style:text-properties style:font-name="Arial" fo:font-size="11pt" style:font-name-asian="Arial" style:font-size-asian="11pt" style:font-name-complex="Arial"/>
    </style:style>
    <style:style style:name="P105" style:family="paragraph" style:parent-style-name="Standard" style:list-style-name="WW8Num1">
      <style:paragraph-properties fo:margin-left="0.5in" fo:margin-right="0.0138in" fo:line-height="100%" fo:text-align="justify" style:justify-single-word="false" fo:text-indent="-0.2484in" style:auto-text-indent="false">
        <style:tab-stops>
          <style:tab-stop style:position="0.5in"/>
        </style:tab-stops>
      </style:paragraph-properties>
    </style:style>
    <style:style style:name="P106" style:family="paragraph" style:parent-style-name="Standard" style:list-style-name="WW8Num1">
      <style:paragraph-properties fo:margin-left="0.5in" fo:margin-right="0.0138in" fo:line-height="103%" fo:text-align="justify" style:justify-single-word="false" fo:text-indent="-0.2484in" style:auto-text-indent="false">
        <style:tab-stops>
          <style:tab-stop style:position="0.5in"/>
        </style:tab-stops>
      </style:paragraph-properties>
    </style:style>
    <style:style style:name="P107" style:family="paragraph" style:parent-style-name="Standard" style:list-style-name="WW8Num5">
      <style:paragraph-properties fo:margin-left="0.5in" fo:margin-right="0.0138in" fo:line-height="103%" fo:text-align="justify" style:justify-single-word="false" fo:text-indent="-0.2484in" style:auto-text-indent="false">
        <style:tab-stops>
          <style:tab-stop style:position="0.5in"/>
        </style:tab-stops>
      </style:paragraph-properties>
    </style:style>
    <style:style style:name="P108" style:family="paragraph" style:parent-style-name="Standard" style:list-style-name="WW8Num1">
      <style:paragraph-properties fo:margin-left="0.5in" fo:margin-right="0.0138in" fo:line-height="137%"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109" style:family="paragraph" style:parent-style-name="Standard" style:list-style-name="WW8Num5">
      <style:paragraph-properties fo:margin-left="0.5in" fo:margin-right="0.0138in" fo:line-height="136%"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110" style:family="paragraph" style:parent-style-name="Standard" style:list-style-name="WW8Num9">
      <style:paragraph-properties fo:margin-left="0.5in" fo:margin-right="0.0138in" fo:line-height="100%"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111" style:family="paragraph" style:parent-style-name="Standard" style:list-style-name="WW8Num9">
      <style:paragraph-properties fo:margin-left="0.5in" fo:margin-right="0.0138in" fo:line-height="103%" fo:text-align="justify" style:justify-single-word="false" fo:text-indent="-0.2484in" style:auto-text-indent="false">
        <style:tab-stops>
          <style:tab-stop style:position="0.5in"/>
        </style:tab-stops>
      </style:paragraph-properties>
      <style:text-properties style:font-name="Arial" fo:font-size="11pt" style:font-name-asian="Arial" style:font-size-asian="11pt" style:font-name-complex="Arial"/>
    </style:style>
    <style:style style:name="P112" style:family="paragraph" style:parent-style-name="Standard" style:list-style-name="WW8Num4">
      <style:paragraph-properties fo:margin-left="0.5in" fo:margin-right="0.0138in" fo:line-height="136%" fo:text-align="justify" style:justify-single-word="false" fo:text-indent="-0.2484in" style:auto-text-indent="false">
        <style:tab-stops>
          <style:tab-stop style:position="0.5in"/>
        </style:tab-stops>
      </style:paragraph-properties>
    </style:style>
    <style:style style:name="P113" style:family="paragraph" style:parent-style-name="Standard" style:list-style-name="WW8Num9">
      <style:paragraph-properties fo:margin-left="0.5in" fo:margin-right="0.0138in" style:line-height-at-least="0in" fo:text-align="justify" style:justify-single-word="false" fo:text-indent="-0.2484in" style:auto-text-indent="false">
        <style:tab-stops>
          <style:tab-stop style:position="0.5in"/>
        </style:tab-stops>
      </style:paragraph-properties>
    </style:style>
    <style:style style:name="P114" style:family="paragraph" style:parent-style-name="Standard">
      <style:paragraph-properties fo:margin-left="0.5in" fo:margin-right="0in" style:line-height-at-least="0in" fo:text-indent="0in" style:auto-text-indent="false"/>
    </style:style>
    <style:style style:name="P115" style:family="paragraph" style:parent-style-name="Standard">
      <style:paragraph-properties fo:margin-left="0.5in" fo:margin-right="0in" style:line-height-at-least="0in" fo:text-align="justify" style:justify-single-word="false" fo:text-indent="0in" style:auto-text-indent="false"/>
    </style:style>
    <style:style style:name="P116" style:family="paragraph" style:parent-style-name="Standard">
      <style:paragraph-properties fo:margin-left="0.5in" fo:margin-right="0in" style:line-height-at-least="0in" fo:text-align="justify" style:justify-single-word="false" fo:text-indent="0in" style:auto-text-indent="false"/>
      <style:text-properties style:font-name="Arial" fo:font-size="11pt" fo:font-weight="bold" style:font-name-asian="Arial" style:font-size-asian="11pt" style:font-weight-asian="bold" style:font-name-complex="Arial"/>
    </style:style>
    <style:style style:name="P117" style:family="paragraph" style:parent-style-name="Standard">
      <style:paragraph-properties fo:margin-left="0.5in" fo:margin-right="0in" fo:line-height="104%" fo:text-align="justify" style:justify-single-word="false" fo:text-indent="0in" style:auto-text-indent="false"/>
      <style:text-properties style:font-name="Arial" fo:font-size="11pt" fo:font-weight="bold" style:font-name-asian="Arial" style:font-size-asian="11pt" style:font-weight-asian="bold" style:font-name-complex="Arial"/>
    </style:style>
    <style:style style:name="P118" style:family="paragraph" style:parent-style-name="Standard">
      <style:paragraph-properties fo:margin-left="0.1807in" fo:margin-right="0in" style:line-height-at-least="0in" fo:text-indent="0in" style:auto-text-indent="false"/>
      <style:text-properties style:font-name="Arial" fo:font-size="11pt" style:font-name-asian="Arial" style:font-size-asian="11pt" style:font-name-complex="Arial"/>
    </style:style>
    <style:style style:name="P119" style:family="paragraph" style:parent-style-name="Standard">
      <style:paragraph-properties fo:margin-left="0.0417in" fo:margin-right="0in" style:line-height-at-least="0in" fo:text-indent="0in" style:auto-text-indent="false"/>
      <style:text-properties style:font-name="Arial" fo:font-size="11pt" style:font-name-asian="Arial" style:font-size-asian="11pt" style:font-name-complex="Arial"/>
    </style:style>
    <style:style style:name="P120" style:family="paragraph" style:parent-style-name="Standard">
      <style:paragraph-properties fo:margin-left="0.0417in" fo:margin-right="0in" style:line-height-at-least="0in" fo:text-indent="0in" style:auto-text-indent="false"/>
      <style:text-properties style:font-name="Arial" fo:font-size="11pt" style:font-name-asian="Arial" style:font-size-asian="11pt" style:font-name-complex="Arial" style:text-scale="95%"/>
    </style:style>
    <style:style style:name="P121" style:family="paragraph" style:parent-style-name="Standard">
      <style:paragraph-properties fo:margin-left="0.0417in" fo:margin-right="0in" style:line-height-at-least="0in" fo:text-indent="0in" style:auto-text-indent="false"/>
      <style:text-properties style:font-name="Arial" fo:font-size="11pt" fo:font-weight="bold" style:font-name-asian="Arial" style:font-size-asian="11pt" style:font-weight-asian="bold" style:font-name-complex="Arial"/>
    </style:style>
    <style:style style:name="P122" style:family="paragraph" style:parent-style-name="Standard">
      <style:paragraph-properties fo:margin-left="0.0138in" fo:margin-right="0in" style:line-height-at-least="0in" fo:text-indent="0in" style:auto-text-indent="false"/>
      <style:text-properties style:font-name="Arial" fo:font-size="11pt" style:font-name-asian="Arial" style:font-size-asian="11pt" style:font-name-complex="Arial"/>
    </style:style>
    <style:style style:name="P123" style:family="paragraph" style:parent-style-name="Standard">
      <style:paragraph-properties fo:margin-left="0.25in" fo:margin-right="0in" style:line-height-at-least="0in" fo:text-indent="0in" style:auto-text-indent="false"/>
    </style:style>
    <style:style style:name="P124" style:family="paragraph" style:parent-style-name="Standard">
      <style:paragraph-properties fo:margin-left="0.4028in" fo:margin-right="0in" style:line-height-at-least="0in" fo:text-indent="0in" style:auto-text-indent="false"/>
      <style:text-properties style:font-name="Arial" fo:font-size="11pt" style:font-name-asian="Arial" style:font-size-asian="11pt" style:font-name-complex="Arial"/>
    </style:style>
    <style:style style:name="P125" style:family="paragraph" style:parent-style-name="Standard">
      <style:paragraph-properties fo:margin-left="1.0138in" fo:margin-right="0in" style:line-height-at-least="0in" fo:text-indent="0in" style:auto-text-indent="false"/>
      <style:text-properties style:font-name="Arial" fo:font-weight="bold" style:font-name-asian="Arial" style:font-weight-asian="bold" style:font-name-complex="Arial"/>
    </style:style>
    <style:style style:name="P126" style:family="paragraph" style:parent-style-name="Standard">
      <style:paragraph-properties fo:margin-left="0in" fo:margin-right="0.0346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27" style:family="paragraph" style:parent-style-name="Standard">
      <style:paragraph-properties fo:margin-left="0.3335in" fo:margin-right="0in" style:line-height-at-least="0in" fo:text-indent="0in" style:auto-text-indent="false"/>
    </style:style>
    <style:style style:name="P128" style:family="paragraph" style:parent-style-name="Standard">
      <style:paragraph-properties fo:margin-left="0.3335in" fo:margin-right="0in" style:line-height-at-least="0in" fo:text-indent="0in" style:auto-text-indent="false"/>
      <style:text-properties style:font-name="Arial" fo:font-size="11pt" fo:font-weight="bold" style:font-name-asian="Arial" style:font-size-asian="11pt" style:font-weight-asian="bold" style:font-name-complex="Arial"/>
    </style:style>
    <style:style style:name="P129" style:family="paragraph" style:parent-style-name="Standard">
      <style:paragraph-properties fo:margin-left="0.0972in" fo:margin-right="0in" style:line-height-at-least="0in" fo:text-indent="0in" style:auto-text-indent="false"/>
      <style:text-properties style:font-name="Arial" fo:font-size="11pt" style:font-name-asian="Arial" style:font-size-asian="11pt" style:font-name-complex="Arial"/>
    </style:style>
    <style:style style:name="P130" style:family="paragraph" style:parent-style-name="Standard">
      <style:paragraph-properties fo:margin-left="0.139in" fo:margin-right="0in" style:line-height-at-least="0in" fo:text-indent="0in" style:auto-text-indent="false"/>
      <style:text-properties style:font-name="Arial" fo:font-size="11pt" style:font-name-asian="Arial" style:font-size-asian="11pt" style:font-name-complex="Arial"/>
    </style:style>
    <style:style style:name="P131" style:family="paragraph" style:parent-style-name="Standard">
      <style:paragraph-properties fo:margin-left="0.278in" fo:margin-right="0in" style:line-height-at-least="0in" fo:text-indent="0in" style:auto-text-indent="false"/>
      <style:text-properties style:font-name="Arial" fo:font-size="11pt" fo:font-weight="bold" style:font-name-asian="Arial" style:font-size-asian="11pt" style:font-weight-asian="bold" style:font-name-complex="Arial"/>
    </style:style>
    <style:style style:name="P132" style:family="paragraph" style:parent-style-name="Standard">
      <style:paragraph-properties fo:margin-left="0.0835in" fo:margin-right="0in" style:line-height-at-least="0in" fo:text-indent="0in" style:auto-text-indent="false"/>
      <style:text-properties style:font-name="Arial" fo:font-size="11pt" style:font-name-asian="Arial" style:font-size-asian="11pt" style:font-name-complex="Arial"/>
    </style:style>
    <style:style style:name="P133" style:family="paragraph" style:parent-style-name="Standard">
      <style:paragraph-properties fo:margin-left="0.3193in" fo:margin-right="0in" style:line-height-at-least="0in" fo:text-indent="0in" style:auto-text-indent="false"/>
      <style:text-properties style:font-name="Arial" fo:font-size="11pt" fo:font-weight="bold" style:font-name-asian="Arial" style:font-size-asian="11pt" style:font-weight-asian="bold" style:font-name-complex="Arial"/>
    </style:style>
    <style:style style:name="P134" style:family="paragraph" style:parent-style-name="Standard">
      <style:paragraph-properties fo:margin-left="0.1252in" fo:margin-right="0in" style:line-height-at-least="0in" fo:text-indent="0in" style:auto-text-indent="false"/>
    </style:style>
    <style:style style:name="P135" style:family="paragraph" style:parent-style-name="Standard">
      <style:paragraph-properties fo:margin-left="0.1252in" fo:margin-right="0in" style:line-height-at-least="0in" fo:text-indent="0in" style:auto-text-indent="false"/>
      <style:text-properties style:font-name="Arial" fo:font-size="11pt" style:font-name-asian="Arial" style:font-size-asian="11pt" style:font-name-complex="Arial"/>
    </style:style>
    <style:style style:name="P136" style:family="paragraph" style:parent-style-name="Standard">
      <style:paragraph-properties fo:margin-left="0in" fo:margin-right="0.0138in" fo:line-height="126%" fo:text-align="justify" style:justify-single-word="false" fo:text-indent="0in" style:auto-text-indent="false"/>
    </style:style>
    <style:style style:name="P137" style:family="paragraph" style:parent-style-name="Standard">
      <style:paragraph-properties fo:margin-left="0in" fo:margin-right="0.0138in" fo:line-height="113%" fo:text-align="justify" style:justify-single-word="false" fo:text-indent="0in" style:auto-text-indent="false"/>
    </style:style>
    <style:style style:name="P138" style:family="paragraph" style:parent-style-name="Standard">
      <style:paragraph-properties fo:margin-left="0in" fo:margin-right="0.0138in" fo:line-height="108%" fo:text-align="justify" style:justify-single-word="false" fo:text-indent="0in" style:auto-text-indent="false"/>
    </style:style>
    <style:style style:name="P139" style:family="paragraph" style:parent-style-name="Standard">
      <style:paragraph-properties fo:margin-left="0.111in" fo:margin-right="0in" style:line-height-at-least="0in" fo:text-indent="0in" style:auto-text-indent="false"/>
    </style:style>
    <style:style style:name="P140" style:family="paragraph" style:parent-style-name="Standard">
      <style:paragraph-properties fo:margin-left="0.111in" fo:margin-right="0in" style:line-height-at-least="0in" fo:text-indent="0in" style:auto-text-indent="false"/>
      <style:text-properties style:font-name="Arial" fo:font-size="11pt" style:font-name-asian="Arial" style:font-size-asian="11pt" style:font-name-complex="Arial"/>
    </style:style>
    <style:style style:name="P141" style:family="paragraph" style:parent-style-name="Standard">
      <style:paragraph-properties fo:margin-left="0in" fo:margin-right="0.0071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42" style:family="paragraph" style:parent-style-name="Standard">
      <style:paragraph-properties fo:margin-left="0in" fo:margin-right="0.0626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43" style:family="paragraph" style:parent-style-name="Standard">
      <style:paragraph-properties fo:margin-left="0in" fo:margin-right="0.0209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44" style:family="paragraph" style:parent-style-name="Standard">
      <style:paragraph-properties fo:margin-left="0in" fo:margin-right="0.4165in" fo:line-height="119%" fo:text-indent="0in" style:auto-text-indent="false"/>
    </style:style>
    <style:style style:name="P145" style:family="paragraph" style:parent-style-name="Standard">
      <style:paragraph-properties fo:margin-left="4.4028in" fo:margin-right="0in" style:line-height-at-least="0in" fo:text-indent="0in" style:auto-text-indent="false"/>
    </style:style>
    <style:style style:name="P146" style:family="paragraph" style:parent-style-name="Standard">
      <style:paragraph-properties fo:margin-left="0in" fo:margin-right="0.0902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47" style:family="paragraph" style:parent-style-name="Standard">
      <style:paragraph-properties fo:margin-left="0.0555in" fo:margin-right="0in" style:line-height-at-least="0in" fo:text-indent="0in" style:auto-text-indent="false"/>
      <style:text-properties style:font-name="Arial" fo:font-size="11pt" style:font-name-asian="Arial" style:font-size-asian="11pt" style:font-name-complex="Arial"/>
    </style:style>
    <style:style style:name="P148" style:family="paragraph" style:parent-style-name="Standard">
      <style:paragraph-properties fo:margin-left="0in" fo:margin-right="0.0484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49" style:family="paragraph" style:parent-style-name="Standard">
      <style:paragraph-properties fo:margin-left="0.5in" fo:margin-right="0in" fo:line-height="100%" fo:text-indent="0.5in" style:auto-text-indent="false"/>
      <style:text-properties style:font-name="Arial" fo:font-size="11pt" style:font-name-asian="Arial" style:font-size-asian="11pt" style:font-name-complex="Arial"/>
    </style:style>
    <style:style style:name="P150" style:family="paragraph" style:parent-style-name="Standard">
      <style:paragraph-properties fo:margin-left="0in" fo:margin-right="0.028in" fo:line-height="137%" fo:text-indent="0in" style:auto-text-indent="false"/>
      <style:text-properties style:font-name="Arial" fo:font-size="11pt" style:font-name-asian="Arial" style:font-size-asian="11pt" style:font-name-complex="Arial"/>
    </style:style>
    <style:style style:name="P151" style:family="paragraph" style:parent-style-name="Standard" style:list-style-name="WW8Num8">
      <style:paragraph-properties fo:margin-left="0.5in" fo:margin-right="0.389in" fo:line-height="112%" fo:text-align="justify" style:justify-single-word="false" fo:text-indent="-0.2484in" style:auto-text-indent="false">
        <style:tab-stops>
          <style:tab-stop style:position="0.5in"/>
        </style:tab-stops>
      </style:paragraph-properties>
    </style:style>
    <style:style style:name="P152" style:family="paragraph" style:parent-style-name="Standard">
      <style:paragraph-properties fo:margin-left="0.361in" fo:margin-right="0in" style:line-height-at-least="0in" fo:text-indent="0in" style:auto-text-indent="false"/>
    </style:style>
    <style:style style:name="P153" style:family="paragraph" style:parent-style-name="Standard">
      <style:paragraph-properties fo:margin-left="0.222in" fo:margin-right="0in" style:line-height-at-least="0in" fo:text-indent="0in" style:auto-text-indent="false"/>
    </style:style>
    <style:style style:name="P154" style:family="paragraph" style:parent-style-name="Standard">
      <style:paragraph-properties fo:margin-left="0in" fo:margin-right="0.1457in" style:line-height-at-least="0in" fo:text-align="end" style:justify-single-word="false" fo:text-indent="0in" style:auto-text-indent="false"/>
      <style:text-properties style:font-name="Arial" fo:font-size="11pt" fo:font-weight="bold" style:font-name-asian="Arial" style:font-size-asian="11pt" style:font-weight-asian="bold" style:font-name-complex="Arial"/>
    </style:style>
    <style:style style:name="P155" style:family="paragraph" style:parent-style-name="Standard" style:master-page-name="Convert_20_5">
      <style:paragraph-properties fo:line-height="138%" style:page-number="auto"/>
    </style:style>
    <style:style style:name="T1" style:family="text">
      <style:text-properties style:font-name="Verdana" style:font-name-asian="Verdana" style:font-name-complex="Verdana"/>
    </style:style>
    <style:style style:name="T2" style:family="text">
      <style:text-properties fo:color="#0000ff" style:font-name="Verdana" style:text-underline-style="solid" style:text-underline-width="auto" style:text-underline-color="font-color" style:font-name-asian="Verdana" style:font-name-complex="Verdana"/>
    </style:style>
    <style:style style:name="T3" style:family="text">
      <style:text-properties style:font-name="Arial" fo:font-size="11pt" style:font-name-asian="Arial" style:font-size-asian="11pt" style:font-name-complex="Arial"/>
    </style:style>
    <style:style style:name="T4" style:family="text">
      <style:text-properties style:font-name="Arial" fo:font-size="11pt" fo:font-weight="bold" style:font-name-asian="Arial" style:font-size-asian="11pt" style:font-weight-asian="bold" style:font-name-complex="Arial"/>
    </style:style>
    <style:style style:name="T5" style:family="text">
      <style:text-properties style:font-name="Arial" fo:font-size="11pt" style:text-underline-style="solid" style:text-underline-width="auto" style:text-underline-color="font-color" fo:font-weight="bold" style:font-name-asian="Arial" style:font-size-asian="11pt" style:font-weight-asian="bold" style:font-name-complex="Arial"/>
    </style:style>
    <style:style style:name="T6" style:family="text">
      <style:text-properties style:font-name="Arial" fo:font-weight="bold" style:font-name-asian="Arial" style:font-weight-asian="bold" style:font-name-complex="Arial"/>
    </style:style>
    <style:style style:name="T7" style:family="text">
      <style:text-properties style:font-name="Arial" fo:font-size="9.5pt" fo:font-weight="bold" style:font-name-asian="Arial" style:font-size-asian="9.5pt" style:font-weight-asian="bold" style:font-name-complex="Arial"/>
    </style:style>
    <style:style style:name="T8" style:family="text">
      <style:text-properties fo:font-size="11pt" style:font-name-asian="Symbol" style:font-size-asian="11pt" style:font-name-complex="Symbol"/>
    </style:style>
    <style:style style:name="T9" style:family="text">
      <style:text-properties fo:font-size="11pt" fo:font-weight="bold" style:font-name-asian="Symbol" style:font-size-asian="11pt" style:font-weight-asian="bold" style:font-name-complex="Symbol" style:font-weight-complex="bold"/>
    </style:style>
    <style:style style:name="T10" style:family="text">
      <style:text-properties style:font-name="Symbol" fo:font-size="11pt" style:font-name-asian="Symbol" style:font-size-asian="11pt" style:font-name-complex="Symbol"/>
    </style:style>
    <style:style style:name="T11" style:family="text">
      <style:text-properties style:font-name="Times New Roman" style:font-name-asian="Times New Roman" style:font-name-complex="Times New Roman"/>
    </style:style>
    <style:style style:name="T12" style:family="text">
      <style:text-properties style:font-name="Times New Roman" fo:font-size="12pt" style:font-name-asian="Times New Roman" style:font-size-asian="12pt" style:font-name-complex="Times New Roman"/>
    </style:style>
    <style:style style:name="T13" style:family="text">
      <style:text-properties fo:font-size="0.5pt" style:font-size-asian="0.5pt"/>
    </style:style>
    <style:style style:name="T14" style:family="text">
      <style:text-properties style:text-position="super 58%" style:font-name="Arial" fo:font-size="12.5pt" style:font-name-asian="Arial" style:font-size-asian="12.5pt" style:font-name-complex="Arial"/>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in" fo:margin-right="0.9583in" style:editable="false">
        <style:columns fo:column-count="1" fo:column-gap="0in"/>
      </style:section-properties>
    </style:style>
    <style:style style:name="Sect2" style:family="section">
      <style:section-properties text:dont-balance-text-columns="true" style:writing-mode="lr-tb" fo:margin-left="0in" fo:margin-right="1.722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page1"/>CHANDRAMOULI SRINIVASAN</text:p>
      <text:p text:style-name="P61">Sr. Programmer/Technical lead</text:p>
      <text:p text:style-name="P62"><text:span text:style-name="T1">E-mail : </text:span><text:a xlink:type="simple" xlink:href="mailto:c84.srinivasan@gmail.com" text:style-name="Internet_20_link" text:visited-style-name="Visited_20_Internet_20_Link"><text:span text:style-name="T2">c84.srinivasan@gmail.com</text:span></text:a></text:p>
      <text:p text:style-name="P24"/>
      <text:p text:style-name="P63">Mobile: 443 838 0410</text:p>
      <text:p text:style-name="P25"><draw:frame draw:style-name="fr1" draw:name="graphics1" text:anchor-type="char" svg:x="0in" svg:y="0.1756in" svg:width="7.4984in" svg:height="0.0161in" draw:z-index="0"><draw:image xlink:href="Pictures/100000000000065400000002AA975BBC.jpg" xlink:type="simple" xlink:show="embed" xlink:actuate="onLoad"/></draw:frame></text:p>
      <text:p text:style-name="P25"/>
      <text:p text:style-name="P26"/>
      <text:p text:style-name="P35">PROFESSIONAL SUMMARY</text:p>
      <text:p text:style-name="P30"><draw:frame draw:style-name="fr1" draw:name="graphics2" text:anchor-type="char" svg:x="0in" svg:y="-0.1492in" svg:width="7.4764in" svg:height="0.1945in" draw:z-index="1"><draw:image xlink:href="Pictures/100000000000064F0000002AF434C546.jpg" xlink:type="simple" xlink:show="embed" xlink:actuate="onLoad"/></draw:frame></text:p>
      <text:list xml:id="list1104617438830204178" text:style-name="WW8Num1">
        <text:list-item>
          <text:p text:style-name="P64"><text:span text:style-name="T3">Over </text:span><text:span text:style-name="T4">10+ years</text:span><text:span text:style-name="T3"> of IT experience in Software Analysis, Design, Development, Implementation, Testing using Distributed and Mainframe technologies for Insurance domain with Hands on experience in Big data related technologies</text:span></text:p>
        </text:list-item>
      </text:list>
      <text:p text:style-name="P41"/>
      <text:list xml:id="list27371727" text:continue-numbering="true" text:style-name="WW8Num1">
        <text:list-item>
          <text:p text:style-name="P74">Subject Matter Expert of Annuity Admin system</text:p>
        </text:list-item>
      </text:list>
      <text:p text:style-name="P42"/>
      <text:list xml:id="list27364350" text:continue-numbering="true" text:style-name="WW8Num1">
        <text:list-item>
          <text:p text:style-name="P66"><text:span text:style-name="T4">Cloudera Certified Developer for Apache Hadoop – CCD 410</text:span></text:p>
        </text:list-item>
      </text:list>
      <text:p text:style-name="P42"/>
      <text:list xml:id="list27367858" text:continue-numbering="true" text:style-name="WW8Num1">
        <text:list-item>
          <text:p text:style-name="P105"><text:span text:style-name="T4">Insurance domain certifications - FLMI level 1 (LOMA 280/ 290) – AAPA 273 completed</text:span></text:p>
        </text:list-item>
      </text:list>
      <text:p text:style-name="P43"/>
      <text:list xml:id="list27351039" text:continue-numbering="true" text:style-name="WW8Num1">
        <text:list-item>
          <text:p text:style-name="P87">Work Samples: https://github.com/moulisea/Hive-examples</text:p>
        </text:list-item>
      </text:list>
      <text:p text:style-name="P42"/>
      <text:list xml:id="list27361094" text:continue-numbering="true" text:style-name="WW8Num1">
        <text:list-item>
          <text:p text:style-name="P66"><text:span text:style-name="T3">Strong Expertise in </text:span><text:span text:style-name="T4">Java/ J2EE and Hadoop Ecosystem – Map reduce, HDFS, Hive,</text:span></text:p>
        </text:list-item>
      </text:list>
      <text:p text:style-name="P116">Pig, Sqoop, MongoDB, Greenplum database</text:p>
      <text:p text:style-name="P44"/>
      <text:list xml:id="list27351448" text:continue-numbering="true" text:style-name="WW8Num1">
        <text:list-item>
          <text:p text:style-name="P89"><text:span text:style-name="T3">Experience in analyzing data using </text:span><text:span text:style-name="T4">HiveQL, Pig Latin</text:span><text:span text:style-name="T3">, and custom </text:span><text:span text:style-name="T4">Map Reduce</text:span><text:span text:style-name="T3"> programs in Java</text:span></text:p>
        </text:list-item>
      </text:list>
      <text:p text:style-name="P45"/>
      <text:list xml:id="list27342369" text:continue-numbering="true" text:style-name="WW8Num1">
        <text:list-item>
          <text:p text:style-name="P93"><text:span text:style-name="T3">Hands-on experience working on NoSQL database </text:span><text:span text:style-name="T4">MongoDB</text:span><text:span text:style-name="T3">, retrieved the data using </text:span><text:span text:style-name="T4">Hibernate </text:span><text:span text:style-name="T3">and populate in frontend through</text:span><text:span text:style-name="T4"> AngularJS</text:span></text:p>
        </text:list-item>
      </text:list>
      <text:p text:style-name="P41"/>
      <text:list xml:id="list27363901" text:continue-numbering="true" text:style-name="WW8Num1">
        <text:list-item>
          <text:p text:style-name="P98"><text:span text:style-name="T3">Experience in developing front-end application design using </text:span><text:span text:style-name="T4">JSP, HTML, CSS, JavaScript,</text:span></text:p>
        </text:list-item>
      </text:list>
      <text:p text:style-name="P116">JSON and AngularJS</text:p>
      <text:p text:style-name="P46"/>
      <text:list xml:id="list27364401" text:continue-numbering="true" text:style-name="WW8Num1">
        <text:list-item>
          <text:p text:style-name="P81">Expertise in using J2EEApplication Servers such as IBM WebSphere and Web Servers like</text:p>
        </text:list-item>
      </text:list>
      <text:p text:style-name="P116">Tomcat</text:p>
      <text:p text:style-name="P44"/>
      <text:list xml:id="list27367725" text:continue-numbering="true" text:style-name="WW8Num1">
        <text:list-item>
          <text:p text:style-name="P66"><text:span text:style-name="T3">High working knowledge of </text:span><text:span text:style-name="T4">IDE Eclipse</text:span></text:p>
        </text:list-item>
      </text:list>
      <text:p text:style-name="P47"/>
      <text:list xml:id="list27349152" text:continue-numbering="true" text:style-name="WW8Num1">
        <text:list-item>
          <text:p text:style-name="P74">Hands on experience in Java/J2EE Development and Production support roles</text:p>
        </text:list-item>
      </text:list>
      <text:p text:style-name="P47"/>
      <text:list xml:id="list27363912" text:continue-numbering="true" text:style-name="WW8Num1">
        <text:list-item>
          <text:p text:style-name="P74">Exposure to Waterfall and Agile development methodologies</text:p>
        </text:list-item>
      </text:list>
      <text:p text:style-name="P48"/>
      <text:list xml:id="list27364285" text:continue-numbering="true" text:style-name="WW8Num1">
        <text:list-item>
          <text:p text:style-name="P93"><text:span text:style-name="T3">Worked on IBM Mainframe technologies using </text:span><text:span text:style-name="T4">COBOL, VSAM, CICS, MVS, JCL, DB2</text:span><text:span text:style-name="T3"> - Worked on various tools like </text:span><text:span text:style-name="T4">SPUFI, PLATINUM, Endevor, Abend Aid, OMEGAMON</text:span></text:p>
        </text:list-item>
      </text:list>
      <text:p text:style-name="P41"/>
      <text:list xml:id="list27349189" text:continue-numbering="true" text:style-name="WW8Num1">
        <text:list-item>
          <text:p text:style-name="P100"><text:span text:style-name="T3">Experienced working in </text:span><text:span text:style-name="T4">SUNGARD OMNIPLAN/ OMNIPLUS</text:span><text:span text:style-name="T3">, created new screens in </text:span><text:span text:style-name="T4">native OMNI – </text:span><text:span text:style-name="T3">familiar with all native OMNI transactions and how the</text:span><text:span text:style-name="T4"> Unified </text:span><text:span text:style-name="T3">process</text:span><text:span text:style-name="T4"> </text:span><text:span text:style-name="T3">works</text:span></text:p>
        </text:list-item>
      </text:list>
      <text:p text:style-name="P49"/>
      <text:list xml:id="list27354983" text:continue-numbering="true" text:style-name="WW8Num1">
        <text:list-item>
          <text:p text:style-name="P74">In-depth experience in the design and development of Online and Batch database systems</text:p>
        </text:list-item>
      </text:list>
      <text:p text:style-name="P47"/>
      <text:list xml:id="list27356294" text:continue-numbering="true" text:style-name="WW8Num1">
        <text:list-item>
          <text:p text:style-name="P64"><text:span text:style-name="T3">Experience in handling </text:span><text:span text:style-name="T4">SFTP/ NDM</text:span><text:span text:style-name="T3"> file transfer with in and outside company, worked in applications involving </text:span><text:span text:style-name="T4">.NET/JAVA</text:span><text:span text:style-name="T3"> as front end and expert in debugging </text:span><text:span text:style-name="T4">CICS Online</text:span><text:span text:style-name="T3"> </text:span><text:span text:style-name="T4">issues</text:span></text:p>
        </text:list-item>
      </text:list>
      <text:p text:style-name="P50"/>
      <text:list xml:id="list27349894" text:continue-numbering="true" text:style-name="WW8Num1">
        <text:list-item>
          <text:p text:style-name="P66"><text:span text:style-name="T3">Involved in production support (24x7) and knows in and out of </text:span><text:span text:style-name="T4">CA7 scheduler</text:span></text:p>
        </text:list-item>
      </text:list>
      <text:p text:style-name="P51"/>
      <text:list xml:id="list27363098" text:continue-numbering="true" text:style-name="WW8Num1">
        <text:list-item>
          <text:p text:style-name="P74">Skilled at debugging/troubleshooting</text:p>
        </text:list-item>
      </text:list>
      <text:p text:style-name="P42"/>
      <text:list xml:id="list27365274" text:continue-numbering="true" text:style-name="WW8Num1">
        <text:list-item>
          <text:p text:style-name="P106"><text:span text:style-name="T3">Worked as a project lead creating project plans, creating metrics/dashboard/redefining SLA’s and raised the project standards</text:span></text:p>
        </text:list-item>
      </text:list>
      <text:p text:style-name="P41"/>
      <text:list xml:id="list27342246" text:continue-numbering="true" text:style-name="WW8Num1">
        <text:list-item>
          <text:p text:style-name="P74">Experience in design, and development in diverse domains like Insurance</text:p>
        </text:list-item>
      </text:list>
      <text:p text:style-name="P48"/>
      <text:list xml:id="list27347294" text:continue-numbering="true" text:style-name="WW8Num1">
        <text:list-item>
          <text:p text:style-name="P66"><text:span text:style-name="T3">Strong foundation of Annuity concepts in </text:span><text:span text:style-name="T4">Insurance domain</text:span></text:p>
        </text:list-item>
      </text:list>
      <text:p text:style-name="P51"/>
      <text:list xml:id="list27357006" text:continue-numbering="true" text:style-name="WW8Num1">
        <text:list-item>
          <text:p text:style-name="P82">Experience in Training the Entry Level IT Employees on the Insurance Domain and Project Development</text:p>
        </text:list-item>
      </text:list>
      <text:p text:style-name="P52"/>
      <text:list xml:id="list27345444" text:continue-numbering="true" text:style-name="WW8Num1">
        <text:list-item>
          <text:p text:style-name="P108">Excellent communication skills, ability to work as a team or individually, ability to learn new technologies quickly</text:p>
        </text:list-item>
      </text:list>
      <text:p text:style-name="P27"/>
      <text:p text:style-name="P35">TECHNICAL SKILLS</text:p>
      <text:p text:style-name="P57"><draw:frame draw:style-name="fr1" draw:name="graphics3" text:anchor-type="char" svg:x="0in" svg:y="-0.1492in" svg:width="7.4764in" svg:height="0.1945in" draw:z-index="2"><draw:image xlink:href="Pictures/100000000000064F0000002AF434C546.jpg" xlink:type="simple" xlink:show="embed" xlink:actuate="onLoad"/></draw:frame></text:p>
      <text:section text:style-name="Sect1" text:name="Section1">
        <text:p text:style-name="P28"/>
        <text:p text:style-name="P1"><text:span text:style-name="T4">Operating Systems</text:span><text:span text:style-name="T3"><text:tab/></text:span><text:span text:style-name="T4">:</text:span><text:span text:style-name="T3"><text:tab/></text:span>Windows XP/Vista/7, MVS, z/OS, OS390, AS400, UNIX</text:p>
      </text:section>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4" office:value-type="string">
            <text:p text:style-name="P36"><text:bookmark text:name="page2"/>Big Data Technologies :</text:p>
          </table:table-cell>
          <table:covered-table-cell/>
          <table:covered-table-cell/>
          <table:covered-table-cell/>
          <table:table-cell table:style-name="Table1.A1" office:value-type="string">
            <text:p text:style-name="P118">Apache Hadoop, Hive, Pig, Sqoop, MongoDB</text:p>
          </table:table-cell>
          <table:table-cell table:style-name="Table1.A1" office:value-type="string">
            <text:p text:style-name="P32"/>
          </table:table-cell>
        </table:table-row>
        <table:table-row table:style-name="Table1.2">
          <table:table-cell table:style-name="Table1.A1" office:value-type="string">
            <text:p text:style-name="P36">Languages</text:p>
          </table:table-cell>
          <table:table-cell table:style-name="Table1.A1" office:value-type="string">
            <text:p text:style-name="P37">:</text:p>
          </table:table-cell>
          <table:table-cell table:style-name="Table1.A1" table:number-columns-spanned="3" office:value-type="string">
            <text:p text:style-name="P119">JAVA, J2EE, VS COBOL II, JCL, C, C++</text:p>
          </table:table-cell>
          <table:covered-table-cell/>
          <table:covered-table-cell/>
          <table:table-cell table:style-name="Table1.A1" office:value-type="string">
            <text:p text:style-name="P32"/>
          </table:table-cell>
        </table:table-row>
        <table:table-row table:style-name="Table1.2">
          <table:table-cell table:style-name="Table1.A1" table:number-columns-spanned="4" office:value-type="string">
            <text:p text:style-name="P36">Server side framework :</text:p>
          </table:table-cell>
          <table:covered-table-cell/>
          <table:covered-table-cell/>
          <table:covered-table-cell/>
          <table:table-cell table:style-name="Table1.A1" office:value-type="string">
            <text:p text:style-name="P118">Spring MVC, Hibernate</text:p>
          </table:table-cell>
          <table:table-cell table:style-name="Table1.A1" office:value-type="string">
            <text:p text:style-name="P32"/>
          </table:table-cell>
        </table:table-row>
        <table:table-row table:style-name="Table1.2">
          <table:table-cell table:style-name="Table1.A1" office:value-type="string">
            <text:p text:style-name="P36">Build tools</text:p>
          </table:table-cell>
          <table:table-cell table:style-name="Table1.A1" office:value-type="string">
            <text:p text:style-name="P37">:</text:p>
          </table:table-cell>
          <table:table-cell table:style-name="Table1.A1" table:number-columns-spanned="2" office:value-type="string">
            <text:p text:style-name="P119">Maven</text:p>
          </table:table-cell>
          <table:covered-table-cell/>
          <table:table-cell table:style-name="Table1.A1" office:value-type="string">
            <text:p text:style-name="P32"/>
          </table:table-cell>
          <table:table-cell table:style-name="Table1.A1" office:value-type="string">
            <text:p text:style-name="P32"/>
          </table:table-cell>
        </table:table-row>
        <table:table-row table:style-name="Table1.2">
          <table:table-cell table:style-name="Table1.A1" office:value-type="string">
            <text:p text:style-name="P36">Web Services</text:p>
          </table:table-cell>
          <table:table-cell table:style-name="Table1.A1" office:value-type="string">
            <text:p text:style-name="P37">:</text:p>
          </table:table-cell>
          <table:table-cell table:style-name="Table1.A1" table:number-columns-spanned="3" office:value-type="string">
            <text:p text:style-name="P119">REST web service</text:p>
          </table:table-cell>
          <table:covered-table-cell/>
          <table:covered-table-cell/>
          <table:table-cell table:style-name="Table1.A1" office:value-type="string">
            <text:p text:style-name="P32"/>
          </table:table-cell>
        </table:table-row>
        <table:table-row table:style-name="Table1.2">
          <table:table-cell table:style-name="Table1.A1" table:number-columns-spanned="2" office:value-type="string">
            <text:p text:style-name="P36">Web Technologies</text:p>
          </table:table-cell>
          <table:covered-table-cell/>
          <table:table-cell table:style-name="Table1.A1" office:value-type="string">
            <text:p text:style-name="P121">:</text:p>
          </table:table-cell>
          <table:table-cell table:style-name="Table1.A1" table:number-columns-spanned="2" office:value-type="string">
            <text:p text:style-name="P122">HTML, JSP, JSON, AngularJS</text:p>
          </table:table-cell>
          <table:covered-table-cell/>
          <table:table-cell table:style-name="Table1.A1" office:value-type="string">
            <text:p text:style-name="P32"/>
          </table:table-cell>
        </table:table-row>
        <table:table-row table:style-name="Table1.2">
          <table:table-cell table:style-name="Table1.A1" office:value-type="string">
            <text:p text:style-name="P36">Databases</text:p>
          </table:table-cell>
          <table:table-cell table:style-name="Table1.A1" office:value-type="string">
            <text:p text:style-name="P37">:</text:p>
          </table:table-cell>
          <table:table-cell table:style-name="Table1.A1" table:number-columns-spanned="3" office:value-type="string">
            <text:p text:style-name="P119">DB2, VSAM, SQL, Greenplum database, PostgreSQL</text:p>
          </table:table-cell>
          <table:covered-table-cell/>
          <table:covered-table-cell/>
          <table:table-cell table:style-name="Table1.A1" office:value-type="string">
            <text:p text:style-name="P32"/>
          </table:table-cell>
        </table:table-row>
        <table:table-row table:style-name="Table1.2">
          <table:table-cell table:style-name="Table1.A1" office:value-type="string">
            <text:p text:style-name="P36">OLTP</text:p>
          </table:table-cell>
          <table:table-cell table:style-name="Table1.A1" office:value-type="string">
            <text:p text:style-name="P37">:</text:p>
          </table:table-cell>
          <table:table-cell table:style-name="Table1.A1" office:value-type="string">
            <text:p text:style-name="P120">CICS</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2">
          <table:table-cell table:style-name="Table1.A1" table:number-columns-spanned="2" office:value-type="string">
            <text:p text:style-name="P36">Mainframe Tools :</text:p>
          </table:table-cell>
          <table:covered-table-cell/>
          <table:table-cell table:style-name="Table1.A1" table:number-columns-spanned="4" office:value-type="string">
            <text:p text:style-name="P119">SUNGARD <text:s/>OMNIPLAN/ <text:s/>OMNIPLUS, <text:s/>STROBE, <text:s/>PLATINUM, <text:s/>QUIKJOB, <text:s/>CA7</text:p>
          </table:table-cell>
          <table:covered-table-cell/>
          <table:covered-table-cell/>
          <table:covered-table-cell/>
        </table:table-row>
        <table:table-row table:style-name="Table1.2">
          <table:table-cell table:style-name="Table1.A1" table:number-rows-spanned="2" office:value-type="string">
            <text:p text:style-name="P36">Scheduling</text:p>
          </table:table-cell>
          <table:table-cell table:style-name="Table1.A1" table:number-rows-spanned="2" office:value-type="string">
            <text:p text:style-name="P37">:</text:p>
          </table:table-cell>
          <table:table-cell table:style-name="Table1.A1" table:number-columns-spanned="3" office:value-type="string">
            <text:p text:style-name="P119">scheduler, IBM MQ Series, TablesAs, OMEGAMON, Adminweb</text:p>
          </table:table-cell>
          <table:covered-table-cell/>
          <table:covered-table-cell/>
          <table:table-cell table:style-name="Table1.A1" office:value-type="string">
            <text:p text:style-name="P32"/>
          </table:table-cell>
        </table:table-row>
        <table:table-row table:style-name="Table1.11">
          <table:covered-table-cell/>
          <table:covered-table-cell/>
          <table:table-cell table:style-name="Table1.A1" table:number-columns-spanned="3" office:value-type="string">
            <text:p text:style-name="P119">Control+M, CA-7</text:p>
          </table:table-cell>
          <table:covered-table-cell/>
          <table:covered-table-cell/>
          <table:table-cell table:style-name="Table1.A1" office:value-type="string">
            <text:p text:style-name="P29"/>
          </table:table-cell>
        </table:table-row>
        <table:table-row table:style-name="Table1.12">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3">
          <table:table-cell table:style-name="Table1.A1" office:value-type="string">
            <text:p text:style-name="P35">EDUCATION</text:p>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4">
          <table:table-cell table:style-name="Table1.A1" table:number-columns-spanned="5" office:value-type="string">
            <text:p text:style-name="P123"><text:span text:style-name="T10"></text:span><text:span text:style-name="T3"> <text:s/>Bachelors in Computer Science Engineering (B. E) from Anna University</text:span></text:p>
          </table:table-cell>
          <table:covered-table-cell/>
          <table:covered-table-cell/>
          <table:covered-table-cell/>
          <table:covered-table-cell/>
          <table:table-cell table:style-name="Table1.A1" office:value-type="string">
            <text:p text:style-name="P124">Jun</text:p>
          </table:table-cell>
        </table:table-row>
        <table:table-row table:style-name="Table1.11">
          <table:table-cell table:style-name="Table1.A1" table:number-columns-spanned="3" office:value-type="string">
            <text:p text:style-name="P114"><text:span text:style-name="T3">2001 </text:span><text:span text:style-name="T3">– May 2005</text:span></text:p>
          </table:table-cell>
          <table:covered-table-cell/>
          <table:covered-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
      <text:p text:style-name="P7"/>
      <text:p text:style-name="P35">CERTIFICATIONS</text:p>
      <text:p text:style-name="P30"><draw:frame draw:style-name="fr1" draw:name="graphics4" text:anchor-type="char" svg:x="0in" svg:y="-0.1492in" svg:width="7.4764in" svg:height="0.1945in" draw:z-index="3"><draw:image xlink:href="Pictures/100000000000064F0000002AF434C546.jpg" xlink:type="simple" xlink:show="embed" xlink:actuate="onLoad"/></draw:frame></text:p>
      <text:list xml:id="list4143290331187177639" text:style-name="WW8Num2">
        <text:list-item>
          <text:p text:style-name="P67"><text:span text:style-name="T4">CCDH 410 – Cloudera Certified Developer for Apache Hadoop</text:span></text:p>
        </text:list-item>
      </text:list>
      <text:p text:style-name="P42"/>
      <text:list xml:id="list27362282" text:continue-numbering="true" text:style-name="WW8Num2">
        <text:list-item>
          <text:p text:style-name="P88">FLMI Level 1(LOMA 280/ 290) and AAPA 273 certification</text:p>
        </text:list-item>
      </text:list>
      <text:p text:style-name="P8"/>
      <text:p text:style-name="P38">TCS iCalms certification:</text:p>
      <text:p text:style-name="P9"/>
      <text:list xml:id="list1257769991606100446" text:style-name="WW8Num3">
        <text:list-item>
          <text:p text:style-name="P68"><text:span text:style-name="T3">COBOL/ CICS/ DB2/ JCL – L1 – Expert</text:span></text:p>
        </text:list-item>
      </text:list>
      <text:p text:style-name="P42"/>
      <text:list xml:id="list27342670" text:continue-numbering="true" text:style-name="WW8Num3">
        <text:list-item>
          <text:p text:style-name="P75">JAVA - Intermediate</text:p>
        </text:list-item>
      </text:list>
      <text:p text:style-name="P5"/>
      <text:p text:style-name="P10"/>
      <text:p text:style-name="P35">ACHIEVEMENTS</text:p>
      <text:p text:style-name="P31"><draw:frame draw:style-name="fr1" draw:name="graphics5" text:anchor-type="char" svg:x="0in" svg:y="-0.1492in" svg:width="7.4764in" svg:height="0.1945in" draw:z-index="4"><draw:image xlink:href="Pictures/100000000000064F0000002AF434C546.jpg" xlink:type="simple" xlink:show="embed" xlink:actuate="onLoad"/></draw:frame></text:p>
      <text:list xml:id="list1014221515821527504" text:style-name="WW8Num4">
        <text:list-item>
          <text:p text:style-name="P94"><text:span text:style-name="T3">Got appreciation from Team lead on successfully ingesting </text:span><text:span text:style-name="T4">Google data</text:span><text:span text:style-name="T3"> and store it in </text:span><text:span text:style-name="T4">Hive </text:span><text:span text:style-name="T3">tables and scheduling daily jobs through Control-M</text:span></text:p>
        </text:list-item>
      </text:list>
      <text:p text:style-name="P52"/>
      <text:list xml:id="list27360478" text:continue-numbering="true" text:style-name="WW8Num4">
        <text:list-item>
          <text:p text:style-name="P94"><text:span text:style-name="T3">Successfully implemented </text:span><text:span text:style-name="T4">ETL workflow</text:span><text:span text:style-name="T3"> of </text:span><text:span text:style-name="T4">Wholesale</text:span><text:span text:style-name="T3"> data in </text:span><text:span text:style-name="T4">JPMorganChase</text:span><text:span text:style-name="T3"> and delivered to Institute for their research publication</text:span></text:p>
        </text:list-item>
      </text:list>
      <text:p text:style-name="P41"/>
      <text:list xml:id="list27357165" text:continue-numbering="true" text:style-name="WW8Num4">
        <text:list-item>
          <text:p text:style-name="P90"><text:span text:style-name="T4">Performance optimization has been done through STROBE </text:span><text:span text:style-name="T3">and saved more than</text:span><text:span text:style-name="T4"> </text:span><text:span text:style-name="T3">100K in 2010</text:span></text:p>
        </text:list-item>
      </text:list>
      <text:p text:style-name="P45"/>
      <text:list xml:id="list27353786" text:continue-numbering="true" text:style-name="WW8Num4">
        <text:list-item>
          <text:p text:style-name="P69"><text:span text:style-name="T3">TCS recognized my contribution and presented 5 year </text:span><text:span text:style-name="T4">Commitment Award</text:span></text:p>
        </text:list-item>
      </text:list>
      <text:p text:style-name="P47"/>
      <text:list xml:id="list27369680" text:continue-numbering="true" text:style-name="WW8Num4">
        <text:list-item>
          <text:p text:style-name="P112"><text:span text:style-name="T3">Received </text:span><text:span text:style-name="T4">Best Developer</text:span><text:span text:style-name="T3"> award for delivering successful projects on time with zero post production defects</text:span></text:p>
        </text:list-item>
      </text:list>
      <text:p text:style-name="P1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4" office:value-type="string">
            <text:p text:style-name="P34"/>
          </table:table-cell>
          <table:covered-table-cell/>
          <table:covered-table-cell/>
          <table:covered-table-cell/>
          <table:table-cell table:style-name="Table2.A1" office:value-type="string">
            <text:p text:style-name="P34"/>
          </table:table-cell>
        </table:table-row>
        <table:table-row table:style-name="Table2.2">
          <table:table-cell table:style-name="Table2.A1" table:number-columns-spanned="4" office:value-type="string">
            <text:p text:style-name="P40">PROFESSIONAL EXPERIENCE</text:p>
          </table:table-cell>
          <table:covered-table-cell/>
          <table:covered-table-cell/>
          <table:covered-table-cell/>
          <table:table-cell table:style-name="Table2.A1" office:value-type="string">
            <text:p text:style-name="P6"/>
          </table:table-cell>
        </table:table-row>
        <table:table-row table:style-name="Table2.2">
          <table:table-cell table:style-name="Table2.A1" table:number-columns-spanned="4" office:value-type="string">
            <text:p text:style-name="P6"/>
          </table:table-cell>
          <table:covered-table-cell/>
          <table:covered-table-cell/>
          <table:covered-table-cell/>
          <table:table-cell table:style-name="Table2.A1" office:value-type="string">
            <text:p text:style-name="P6"/>
          </table:table-cell>
        </table:table-row>
        <table:table-row table:style-name="Table2.2">
          <table:table-cell table:style-name="Table2.A1" table:number-columns-spanned="4" office:value-type="string">
            <text:p text:style-name="P40">Project#4: JPMorgan Chase &amp; Co</text:p>
          </table:table-cell>
          <table:covered-table-cell/>
          <table:covered-table-cell/>
          <table:covered-table-cell/>
          <table:table-cell table:style-name="Table2.A1" office:value-type="string">
            <text:p text:style-name="P125">Apr 2015 - Till date</text:p>
          </table:table-cell>
        </table:table-row>
        <table:table-row table:style-name="Table2.5">
          <table:table-cell table:style-name="Table2.A1" office:value-type="string">
            <text:p text:style-name="P36">Client</text:p>
          </table:table-cell>
          <table:table-cell table:style-name="Table2.A1" table:number-rows-spanned="2" office:value-type="string">
            <text:p text:style-name="P126">:</text:p>
          </table:table-cell>
          <table:table-cell table:style-name="Table2.A1" table:number-columns-spanned="2" office:value-type="string">
            <text:p text:style-name="P127"><text:span text:style-name="T4">: <text:s/></text:span><text:span text:style-name="T3">JPMorgan Chase &amp; Co</text:span></text:p>
          </table:table-cell>
          <table:covered-table-cell/>
          <table:table-cell table:style-name="Table2.A1" office:value-type="string">
            <text:p text:style-name="P29"/>
          </table:table-cell>
        </table:table-row>
        <table:table-row table:style-name="Table2.6">
          <table:table-cell table:style-name="Table2.A1" office:value-type="string">
            <text:p text:style-name="P36">Duration</text:p>
          </table:table-cell>
          <table:covered-table-cell/>
          <table:table-cell table:style-name="Table2.A1" table:number-columns-spanned="2" office:value-type="string">
            <text:p text:style-name="P129">1 year 6 months</text:p>
          </table:table-cell>
          <table:covered-table-cell/>
          <table:table-cell table:style-name="Table2.A1" office:value-type="string">
            <text:p text:style-name="P32"/>
          </table:table-cell>
        </table:table-row>
        <table:table-row table:style-name="Table2.6">
          <table:table-cell table:style-name="Table2.A1" office:value-type="string">
            <text:p text:style-name="P36">Role</text:p>
          </table:table-cell>
          <table:table-cell table:style-name="Table2.A1" office:value-type="string">
            <text:p text:style-name="P32"/>
          </table:table-cell>
          <table:table-cell table:style-name="Table2.A1" office:value-type="string">
            <text:p text:style-name="P128">:</text:p>
          </table:table-cell>
          <table:table-cell table:style-name="Table2.A1" office:value-type="string">
            <text:p text:style-name="P130">Hadoop developer</text:p>
          </table:table-cell>
          <table:table-cell table:style-name="Table2.A1" office:value-type="string">
            <text:p text:style-name="P32"/>
          </table:table-cell>
        </table:table-row>
        <table:table-row table:style-name="Table2.6">
          <table:table-cell table:style-name="Table2.A1" office:value-type="string">
            <text:p text:style-name="P36">Team Size</text:p>
          </table:table-cell>
          <table:table-cell table:style-name="Table2.A1" office:value-type="string">
            <text:p text:style-name="P32"/>
          </table:table-cell>
          <table:table-cell table:style-name="Table2.A1" office:value-type="string">
            <text:p text:style-name="P131">:</text:p>
          </table:table-cell>
          <table:table-cell table:style-name="Table2.A1" office:value-type="string">
            <text:p text:style-name="P132">11 Onsite</text:p>
          </table:table-cell>
          <table:table-cell table:style-name="Table2.A1" office:value-type="string">
            <text:p text:style-name="P32"/>
          </table:table-cell>
        </table:table-row>
        <table:table-row table:style-name="Table2.9">
          <table:table-cell table:style-name="Table2.A1" office:value-type="string">
            <text:p text:style-name="P36">Location</text:p>
          </table:table-cell>
          <table:table-cell table:style-name="Table2.A1" office:value-type="string">
            <text:p text:style-name="P29"/>
          </table:table-cell>
          <table:table-cell table:style-name="Table2.A1" office:value-type="string">
            <text:p text:style-name="P133">:</text:p>
          </table:table-cell>
          <table:table-cell table:style-name="Table2.A1" office:value-type="string">
            <text:p text:style-name="P134"><text:span text:style-name="T3">450 W 33</text:span><text:span text:style-name="T14">rd</text:span><text:span text:style-name="T3"> street, New York, NY</text:span></text:p>
          </table:table-cell>
          <table:table-cell table:style-name="Table2.A1" office:value-type="string">
            <text:p text:style-name="P29"/>
          </table:table-cell>
        </table:table-row>
      </table:table>
      <text:p text:style-name="P12"/>
      <text:p text:style-name="P136"><text:span text:style-name="T5">Description:</text:span><text:span text:style-name="T4"> </text:span><text:span text:style-name="T3">Dataops team – Build a data lake getting feed from various source's. Gather as</text:span><text:span text:style-name="T4"> </text:span><text:span text:style-name="T3">much data so it can be visualized later. RDT has almost 70 feeds which is to be ingested into HDFS and load to Hive tables.</text:span></text:p>
      <text:p text:style-name="P13"/>
      <text:p text:style-name="P39">Responsibilities</text:p>
      <text:list xml:id="list4373870560248094518" text:style-name="WW8Num5">
        <text:list-item>
          <text:p text:style-name="P103"><text:bookmark text:name="page3"/><text:span text:style-name="T3">Worked on ingesting </text:span><text:span text:style-name="T4">Google data</text:span><text:span text:style-name="T3"> using JAVA, preprocess the data and get the data to HDFS and load it to </text:span><text:span text:style-name="T4">Hive</text:span></text:p>
        </text:list-item>
      </text:list>
      <text:p text:style-name="P41"/>
      <text:list xml:id="list27358156" text:continue-numbering="true" text:style-name="WW8Num5">
        <text:list-item>
          <text:p text:style-name="P95"><text:span text:style-name="T3">Successfully ingested </text:span><text:span text:style-name="T4">RDT, iODS, Transaction</text:span><text:span text:style-name="T3"> data forming a </text:span><text:span text:style-name="T4">Data lake</text:span><text:span text:style-name="T3"> for Institute Research purpose</text:span></text:p>
        </text:list-item>
      </text:list>
      <text:p text:style-name="P52"/>
      <text:list xml:id="list27369763" text:continue-numbering="true" text:style-name="WW8Num5">
        <text:list-item>
          <text:p text:style-name="P107"><text:span text:style-name="T3">Experienced in </text:span><text:span text:style-name="T4">Control+M</text:span><text:span text:style-name="T3"> scheduling – Have scheduled more than 50 jobs and monitor them on a daily basis</text:span></text:p>
        </text:list-item>
      </text:list>
      <text:p text:style-name="P41"/>
      <text:list xml:id="list27360397" text:continue-numbering="true" text:style-name="WW8Num5">
        <text:list-item>
          <text:p text:style-name="P95"><text:span text:style-name="T3">Worked on </text:span><text:span text:style-name="T4">RDT(Reference Data Technology)</text:span><text:span text:style-name="T3"> feed – Ingest nearly 70 feeds, process them through Rule Engine and load the data in to Hive tables</text:span></text:p>
        </text:list-item>
      </text:list>
      <text:p text:style-name="P52"/>
      <text:list xml:id="list27360621" text:continue-numbering="true" text:style-name="WW8Num5">
        <text:list-item>
          <text:p text:style-name="P70"><text:span text:style-name="T3">Successfully loaded various data sources like </text:span><text:span text:style-name="T4">LOB, CLIENT, INSTRUMENT</text:span><text:span text:style-name="T3"> etc...</text:span></text:p>
        </text:list-item>
        <text:list-item>
          <text:p text:style-name="P102"><text:span text:style-name="T8">Current state in </text:span><text:span text:style-name="T9">Greenplum</text:span><text:span text:style-name="T8"> and migration was done to Hadoop </text:span></text:p>
        </text:list-item>
        <text:list-item>
          <text:p text:style-name="P102"><text:span text:style-name="T8">Worked on </text:span><text:span text:style-name="T9">gpfdist</text:span><text:span text:style-name="T8"> – used for both download and upload purpose(loading data from local to Greenplum and vice versa) – Avoid </text:span><text:span text:style-name="T9">skew</text:span><text:span text:style-name="T8"> based on table structure and having right Distributed by column</text:span></text:p>
        </text:list-item>
        <text:list-item>
          <text:p text:style-name="P102"><text:span text:style-name="T8">Worked on creating </text:span><text:span text:style-name="T9">Dynamic partitions</text:span><text:span text:style-name="T8"> while creating big tables in Greenplum – Have created Surrogate keys based on the requirement and loaded to the target table</text:span></text:p>
        </text:list-item>
      </text:list>
      <text:p text:style-name="P51"/>
      <text:list xml:id="list27347234" text:continue-numbering="true" text:style-name="WW8Num5">
        <text:list-item>
          <text:p text:style-name="P101"><text:span text:style-name="T3">Worked hands on with ETL process – have theoretical knowledge working on ETL tool like</text:span></text:p>
        </text:list-item>
      </text:list>
      <text:p text:style-name="P116">Informatica</text:p>
      <text:p text:style-name="P46"/>
      <text:list xml:id="list27370483" text:continue-numbering="true" text:style-name="WW8Num5">
        <text:list-item>
          <text:p text:style-name="P76">Importing and exporting data into HDFS and Hive using Sqoop</text:p>
        </text:list-item>
      </text:list>
      <text:p text:style-name="P47"/>
      <text:list xml:id="list27369185" text:continue-numbering="true" text:style-name="WW8Num5">
        <text:list-item>
          <text:p text:style-name="P76">Involved in defining job flows, managing and reviewing log files</text:p>
        </text:list-item>
      </text:list>
      <text:p text:style-name="P42"/>
      <text:list xml:id="list27360356" text:continue-numbering="true" text:style-name="WW8Num5">
        <text:list-item>
          <text:p text:style-name="P76">Responsible to manage data coming from different sources</text:p>
        </text:list-item>
      </text:list>
      <text:p text:style-name="P47"/>
      <text:list xml:id="list27355046" text:continue-numbering="true" text:style-name="WW8Num5">
        <text:list-item>
          <text:p text:style-name="P76">Supported Map Reduce Programs those are running on the cluster</text:p>
        </text:list-item>
      </text:list>
      <text:p text:style-name="P48"/>
      <text:list xml:id="list27364973" text:continue-numbering="true" text:style-name="WW8Num5">
        <text:list-item>
          <text:p text:style-name="P70"><text:span text:style-name="T3">Gained very good business knowledge on </text:span><text:span text:style-name="T4">Credit Investment Banking</text:span></text:p>
        </text:list-item>
      </text:list>
      <text:p text:style-name="P51"/>
      <text:list xml:id="list27346084" text:continue-numbering="true" text:style-name="WW8Num5">
        <text:list-item>
          <text:p text:style-name="P109">Responsible for identifying the repetitive problems in application and come up with the solutions to fix the Issues</text:p>
        </text:list-item>
      </text:list>
      <text:p text:style-name="P14"/>
      <text:p text:style-name="P58"><text:span text:style-name="T5">Development tools:</text:span><text:span text:style-name="T4"> </text:span><text:span text:style-name="T3">Hadoop, Hive, Pig, Apache NiFi, JAVA, Greenplum database, PostgreSQL,</text:span><text:span text:style-name="T4"> </text:span><text:span text:style-name="T3">pgAdmin, JIRA, Filezilla, Unix scripting</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4" office:value-type="string">
            <text:p text:style-name="P34"/>
          </table:table-cell>
          <table:covered-table-cell/>
          <table:covered-table-cell/>
          <table:covered-table-cell/>
          <table:table-cell table:style-name="Table3.A1" office:value-type="string">
            <text:p text:style-name="P34"/>
          </table:table-cell>
        </table:table-row>
        <table:table-row table:style-name="Table3.2">
          <table:table-cell table:style-name="Table3.A1" table:number-columns-spanned="4" office:value-type="string">
            <text:p text:style-name="P40">Project#3: Retail and RPS(Retirement Plan Services) Record Keeping</text:p>
          </table:table-cell>
          <table:covered-table-cell/>
          <table:covered-table-cell/>
          <table:covered-table-cell/>
          <table:table-cell table:style-name="Table3.A1" office:value-type="string">
            <text:p text:style-name="P139"><text:span text:style-name="T6">Sep 2013 – Mar 2015</text:span></text:p>
          </table:table-cell>
        </table:table-row>
        <table:table-row table:style-name="Table3.3">
          <table:table-cell table:style-name="Table3.A1" office:value-type="string">
            <text:p text:style-name="P36">Client</text:p>
          </table:table-cell>
          <table:table-cell table:style-name="Table3.A1" table:number-rows-spanned="2" office:value-type="string">
            <text:p text:style-name="P126">:</text:p>
          </table:table-cell>
          <table:table-cell table:style-name="Table3.A1" office:value-type="string">
            <text:p text:style-name="P141">:</text:p>
          </table:table-cell>
          <table:table-cell table:style-name="Table3.A1" office:value-type="string">
            <text:p text:style-name="P130">T.Rowe Price, USA</text:p>
          </table:table-cell>
          <table:table-cell table:style-name="Table3.A1" office:value-type="string">
            <text:p text:style-name="P29"/>
          </table:table-cell>
        </table:table-row>
        <table:table-row table:style-name="Table3.4">
          <table:table-cell table:style-name="Table3.A1" office:value-type="string">
            <text:p text:style-name="P36">Duration</text:p>
          </table:table-cell>
          <table:covered-table-cell/>
          <table:table-cell table:style-name="Table3.A1" table:number-columns-spanned="2" office:value-type="string">
            <text:p text:style-name="P129">1 year 6 months</text:p>
          </table:table-cell>
          <table:covered-table-cell/>
          <table:table-cell table:style-name="Table3.A1" office:value-type="string">
            <text:p text:style-name="P32"/>
          </table:table-cell>
        </table:table-row>
        <table:table-row table:style-name="Table3.4">
          <table:table-cell table:style-name="Table3.A1" office:value-type="string">
            <text:p text:style-name="P36">Role</text:p>
          </table:table-cell>
          <table:table-cell table:style-name="Table3.A1" office:value-type="string">
            <text:p text:style-name="P32"/>
          </table:table-cell>
          <table:table-cell table:style-name="Table3.A1" office:value-type="string">
            <text:p text:style-name="P141">:</text:p>
          </table:table-cell>
          <table:table-cell table:style-name="Table3.A1" office:value-type="string">
            <text:p text:style-name="P130">Hadoop developer</text:p>
          </table:table-cell>
          <table:table-cell table:style-name="Table3.A1" office:value-type="string">
            <text:p text:style-name="P32"/>
          </table:table-cell>
        </table:table-row>
        <table:table-row table:style-name="Table3.4">
          <table:table-cell table:style-name="Table3.A1" office:value-type="string">
            <text:p text:style-name="P36">Team Size</text:p>
          </table:table-cell>
          <table:table-cell table:style-name="Table3.A1" office:value-type="string">
            <text:p text:style-name="P32"/>
          </table:table-cell>
          <table:table-cell table:style-name="Table3.A1" office:value-type="string">
            <text:p text:style-name="P142">:</text:p>
          </table:table-cell>
          <table:table-cell table:style-name="Table3.A1" office:value-type="string">
            <text:p text:style-name="P132">4 Onsite</text:p>
          </table:table-cell>
          <table:table-cell table:style-name="Table3.A1" office:value-type="string">
            <text:p text:style-name="P32"/>
          </table:table-cell>
        </table:table-row>
        <table:table-row table:style-name="Table3.7">
          <table:table-cell table:style-name="Table3.A1" office:value-type="string">
            <text:p text:style-name="P36">Location</text:p>
          </table:table-cell>
          <table:table-cell table:style-name="Table3.A1" office:value-type="string">
            <text:p text:style-name="P29"/>
          </table:table-cell>
          <table:table-cell table:style-name="Table3.A1" office:value-type="string">
            <text:p text:style-name="P143">:</text:p>
          </table:table-cell>
          <table:table-cell table:style-name="Table3.A1" office:value-type="string">
            <text:p text:style-name="P135">Tech Center, 11550 Cronridge drive, Owings Mills, MD</text:p>
          </table:table-cell>
          <table:table-cell table:style-name="Table3.A1" office:value-type="string">
            <text:p text:style-name="P29"/>
          </table:table-cell>
        </table:table-row>
      </table:table>
      <text:p text:style-name="P15"/>
      <text:p text:style-name="P137"><text:span text:style-name="T5">Description:</text:span><text:span text:style-name="T4"> </text:span><text:span text:style-name="T3">RPS operations provide recordkeeping services for corporate, non-profit and public</text:span><text:span text:style-name="T4"> </text:span><text:span text:style-name="T3">retirement plans. On a monthly basis RPS operations receives approximately 8000 files containing plan participant data. RPS operations is responsible for validating the files plan participant data prior to processing it on omniplus, the retirement recordkeeping system.</text:span></text:p>
      <text:p text:style-name="P16"/>
      <text:p text:style-name="P39">Responsibilities</text:p>
      <text:p text:style-name="P17"/>
      <text:list xml:id="list2378505491967401725" text:style-name="WW8Num6">
        <text:list-item>
          <text:p text:style-name="P77">Responsible for building scalable distributed data solutions using Hadoop</text:p>
        </text:list-item>
      </text:list>
      <text:p text:style-name="P42"/>
      <text:list xml:id="list27342280" text:continue-numbering="true" text:style-name="WW8Num6">
        <text:list-item>
          <text:p text:style-name="P96"><text:span text:style-name="T3">Handled data transformations using </text:span><text:span text:style-name="T4">Hive, MapReduce</text:span><text:span text:style-name="T3">, loaded data into </text:span><text:span text:style-name="T4">HDFS</text:span><text:span text:style-name="T3"> and extract the data using </text:span><text:span text:style-name="T4">Sqoop</text:span></text:p>
        </text:list-item>
      </text:list>
      <text:p text:style-name="P52"/>
      <text:list xml:id="list27372741" text:continue-numbering="true" text:style-name="WW8Num6">
        <text:list-item>
          <text:p text:style-name="P71"><text:span text:style-name="T3">Extract data from </text:span><text:span text:style-name="T4">MongoDB</text:span><text:span text:style-name="T3"> through </text:span><text:span text:style-name="T4">Spring</text:span><text:span text:style-name="T3"> and populate in frontend through </text:span><text:span text:style-name="T4">AngularJS</text:span></text:p>
        </text:list-item>
      </text:list>
      <text:p text:style-name="P47"/>
      <text:list xml:id="list27367329" text:continue-numbering="true" text:style-name="WW8Num6">
        <text:list-item>
          <text:p text:style-name="P91"><text:span text:style-name="T3">Analyzed the data by performing </text:span><text:span text:style-name="T4">Hive queries</text:span><text:span text:style-name="T3"> and running </text:span><text:span text:style-name="T4">Pig scripts</text:span><text:span text:style-name="T3"> to know user behavior</text:span></text:p>
        </text:list-item>
      </text:list>
      <text:p text:style-name="P45"/>
      <text:list xml:id="list27368131" text:continue-numbering="true" text:style-name="WW8Num6">
        <text:list-item>
          <text:p text:style-name="P77">Developed Hive queries to process the data and generate the data cubes for visualizing</text:p>
        </text:list-item>
      </text:list>
      <text:p text:style-name="P42"/>
      <text:list xml:id="list27356329" text:continue-numbering="true" text:style-name="WW8Num6">
        <text:list-item>
          <text:p text:style-name="P96"><text:span text:style-name="T3">Extract data from </text:span><text:span text:style-name="T4">Hive</text:span><text:span text:style-name="T3"> through </text:span><text:span text:style-name="T4">Spring,</text:span><text:span text:style-name="T3"> generate the table data in </text:span><text:span text:style-name="T4">JSON format</text:span><text:span text:style-name="T3"> and populate in frontend through </text:span><text:span text:style-name="T4">AngularJS</text:span></text:p>
        </text:list-item>
      </text:list>
      <text:p text:style-name="P41"/>
      <text:list xml:id="list27341252" text:continue-numbering="true" text:style-name="WW8Num6">
        <text:list-item>
          <text:p text:style-name="P99"><text:span text:style-name="T3">Worked hands on with ETL process – have theoretical knowledge working on ETL tool like</text:span></text:p>
        </text:list-item>
      </text:list>
      <text:p text:style-name="P116">Informatica</text:p>
      <text:p text:style-name="P46"/>
      <text:list xml:id="list27364348" text:continue-numbering="true" text:style-name="WW8Num6">
        <text:list-item>
          <text:p text:style-name="P77">Importing and exporting data into HDFS and Hive using Sqoop</text:p>
        </text:list-item>
      </text:list>
      <text:p text:style-name="P42"/>
      <text:list xml:id="list27341551" text:continue-numbering="true" text:style-name="WW8Num6">
        <text:list-item>
          <text:p text:style-name="P77">Involved in defining job flows, managing and reviewing log files</text:p>
        </text:list-item>
      </text:list>
      <text:p text:style-name="P42"/>
      <text:list xml:id="list27346610" text:continue-numbering="true" text:style-name="WW8Num6">
        <text:list-item>
          <text:p text:style-name="P71"><text:soft-page-break/><text:span text:style-name="T3">Load and transform large sets of </text:span><text:span text:style-name="T4">structured, semi structured and unstructured data</text:span></text:p>
        </text:list-item>
      </text:list>
      <text:p text:style-name="P47"/>
      <text:list xml:id="list27342145" text:continue-numbering="true" text:style-name="WW8Num6">
        <text:list-item>
          <text:p text:style-name="P77">Responsible to manage data coming from different sources</text:p>
        </text:list-item>
      </text:list>
      <text:p text:style-name="P47"/>
      <text:list xml:id="list27353340" text:continue-numbering="true" text:style-name="WW8Num6">
        <text:list-item>
          <text:p text:style-name="P77">Supported Map Reduce Programs those are running on the cluster</text:p>
        </text:list-item>
      </text:list>
      <text:list xml:id="list5256424610455044762" text:style-name="WW8Num7">
        <text:list-item>
          <text:p text:style-name="P104"><text:bookmark text:name="page4"/>Installed Oozie workflow engine to run multiple Hive and Pig jobs</text:p>
        </text:list-item>
      </text:list>
      <text:p text:style-name="P47"/>
      <text:list xml:id="list27351241" text:continue-numbering="true" text:style-name="WW8Num7">
        <text:list-item>
          <text:p text:style-name="P78">Gained very good business knowledge on Life insurance, claim processing etc</text:p>
        </text:list-item>
      </text:list>
      <text:p text:style-name="P42"/>
      <text:list xml:id="list27368670" text:continue-numbering="true" text:style-name="WW8Num7">
        <text:list-item>
          <text:p text:style-name="P78">Worked on Low Level and High Level Design documents for the new Business requirements</text:p>
        </text:list-item>
      </text:list>
      <text:p text:style-name="P47"/>
      <text:list xml:id="list27343072" text:continue-numbering="true" text:style-name="WW8Num7">
        <text:list-item>
          <text:p text:style-name="P84">Responsible for identifying the repetitive problems in application and come up with the solutions to fix the Issues</text:p>
        </text:list-item>
      </text:list>
      <text:p text:style-name="P14"/>
      <text:p text:style-name="P144"><text:span text:style-name="T5">Development tools:</text:span><text:span text:style-name="T4"> </text:span><text:span text:style-name="T3">Hadoop, Hive, Pig, JAVA, Spring MVC, AngularJS, MongoDB, Tomcat</text:span><text:span text:style-name="T4"> </text:span><text:span text:style-name="T3">Server</text:span></text:p>
      <text:p text:style-name="P5"/>
      <text:p text:style-name="P5"/>
      <text:p text:style-name="P1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3" office:value-type="string">
            <text:p text:style-name="P34"/>
          </table:table-cell>
          <table:covered-table-cell/>
          <table:covered-table-cell/>
          <table:table-cell table:style-name="Table4.A1" office:value-type="string">
            <text:p text:style-name="P34"/>
          </table:table-cell>
        </table:table-row>
        <table:table-row table:style-name="Table4.2">
          <table:table-cell table:style-name="Table4.A1" table:number-columns-spanned="3" office:value-type="string">
            <text:p text:style-name="P40">Project#2: Client Central</text:p>
          </table:table-cell>
          <table:covered-table-cell/>
          <table:covered-table-cell/>
          <table:table-cell table:style-name="Table4.A1" office:value-type="string">
            <text:p text:style-name="P145"><text:span text:style-name="T6">Apr 2011 – Aug 2013</text:span></text:p>
          </table:table-cell>
        </table:table-row>
        <table:table-row table:style-name="Table4.3">
          <table:table-cell table:style-name="Table4.A1" office:value-type="string">
            <text:p text:style-name="P36">Client</text:p>
          </table:table-cell>
          <table:table-cell table:style-name="Table4.A1" table:number-rows-spanned="2" office:value-type="string">
            <text:p text:style-name="P126">:</text:p>
          </table:table-cell>
          <table:table-cell table:style-name="Table4.A1" office:value-type="string">
            <text:p text:style-name="P126">:</text:p>
          </table:table-cell>
          <table:table-cell table:style-name="Table4.A1" office:value-type="string">
            <text:p text:style-name="P140">AXA Equitable, USA</text:p>
          </table:table-cell>
        </table:table-row>
        <table:table-row table:style-name="Table4.4">
          <table:table-cell table:style-name="Table4.A1" office:value-type="string">
            <text:p text:style-name="P36">Duration</text:p>
          </table:table-cell>
          <table:covered-table-cell/>
          <table:table-cell table:style-name="Table4.A1" table:number-columns-spanned="2" office:value-type="string">
            <text:p text:style-name="P140">2 year 4 months</text:p>
          </table:table-cell>
          <table:covered-table-cell/>
        </table:table-row>
        <table:table-row table:style-name="Table4.4">
          <table:table-cell table:style-name="Table4.A1" office:value-type="string">
            <text:p text:style-name="P36">Role</text:p>
          </table:table-cell>
          <table:table-cell table:style-name="Table4.A1" office:value-type="string">
            <text:p text:style-name="P32"/>
          </table:table-cell>
          <table:table-cell table:style-name="Table4.A1" office:value-type="string">
            <text:p text:style-name="P126">:</text:p>
          </table:table-cell>
          <table:table-cell table:style-name="Table4.A1" office:value-type="string">
            <text:p text:style-name="P140">JAVA developer</text:p>
          </table:table-cell>
        </table:table-row>
        <table:table-row table:style-name="Table4.4">
          <table:table-cell table:style-name="Table4.A1" office:value-type="string">
            <text:p text:style-name="P36">Team Size</text:p>
          </table:table-cell>
          <table:table-cell table:style-name="Table4.A1" office:value-type="string">
            <text:p text:style-name="P32"/>
          </table:table-cell>
          <table:table-cell table:style-name="Table4.A1" office:value-type="string">
            <text:p text:style-name="P146">:</text:p>
          </table:table-cell>
          <table:table-cell table:style-name="Table4.A1" office:value-type="string">
            <text:p text:style-name="P147">6 Onsite</text:p>
          </table:table-cell>
        </table:table-row>
        <table:table-row table:style-name="Table4.7">
          <table:table-cell table:style-name="Table4.A1" office:value-type="string">
            <text:p text:style-name="P36">Location</text:p>
          </table:table-cell>
          <table:table-cell table:style-name="Table4.A1" office:value-type="string">
            <text:p text:style-name="P29"/>
          </table:table-cell>
          <table:table-cell table:style-name="Table4.A1" office:value-type="string">
            <text:p text:style-name="P148">:</text:p>
          </table:table-cell>
          <table:table-cell table:style-name="Table4.A1" office:value-type="string">
            <text:p text:style-name="P129">AXA Equitable, Jersey City, NJ</text:p>
          </table:table-cell>
        </table:table-row>
      </table:table>
      <text:p text:style-name="P15"/>
      <text:p text:style-name="P59"><text:span text:style-name="T5">Description:</text:span><text:span text:style-name="T4"> </text:span><text:span text:style-name="T3">Client Central is conceptualized to be the authoritative source for wholesale party</text:span><text:span text:style-name="T4"> </text:span><text:span text:style-name="T3">information within AXA and caters to the client data maintenance across Lob’s like Commercial bank, Private bank, Investment bank, Credits, Risk and Treasury services.</text:span></text:p>
      <text:p text:style-name="P18"/>
      <text:p text:style-name="P149">The project has two types of interfaces thin and web services. The thin client comprises JSP, HTML,</text:p>
      <text:p text:style-name="P4"/>
      <text:p text:style-name="P150">Java Script. The web services component comprises Java and XML. All the server components are deployed in Web sphere 7.0 and the back end is Oracle 11g.</text:p>
      <text:p text:style-name="P19"/>
      <text:p text:style-name="P39">Responsibilities</text:p>
      <text:p text:style-name="P17"/>
      <text:list xml:id="list1002201347562254566" text:style-name="WW8Num8">
        <text:list-item>
          <text:p text:style-name="P83">Involved in Complete Software Development Life Cycle (SDLC) from requirement gathering, data modeling, analysis, architecture design &amp; build</text:p>
        </text:list-item>
        <text:list-item>
          <text:p text:style-name="P72"><text:span text:style-name="T3">Implemented the </text:span><text:span text:style-name="T4">Spring framework</text:span><text:span text:style-name="T3"> based on </text:span><text:span text:style-name="T4">MVC</text:span><text:span text:style-name="T3"> design pattern</text:span></text:p>
        </text:list-item>
      </text:list>
      <text:p text:style-name="P53"/>
      <text:list xml:id="list27372555" text:continue-numbering="true" text:style-name="WW8Num8">
        <text:list-item>
          <text:p text:style-name="P151"><text:span text:style-name="T3">Invoked </text:span><text:span text:style-name="T4">Web services</text:span><text:span text:style-name="T3"> through </text:span><text:span text:style-name="T4">REST</text:span><text:span text:style-name="T3"> calls to middle ware systems to get the desired response</text:span></text:p>
        </text:list-item>
      </text:list>
      <text:p text:style-name="P54"/>
      <text:list xml:id="list27344167" text:continue-numbering="true" text:style-name="WW8Num8">
        <text:list-item>
          <text:p text:style-name="P72"><text:span text:style-name="T3">Developing the user interface using </text:span><text:span text:style-name="T4">AngularJS, JavaScript, CSS, HTML</text:span></text:p>
        </text:list-item>
      </text:list>
      <text:p text:style-name="P51"/>
      <text:list xml:id="list27347324" text:continue-numbering="true" text:style-name="WW8Num8">
        <text:list-item>
          <text:p text:style-name="P85">Have been involved in building and deployment of the applications by using build tools like</text:p>
        </text:list-item>
      </text:list>
      <text:p text:style-name="P115"><text:span text:style-name="T4">ANT </text:span><text:span text:style-name="T3">and</text:span><text:span text:style-name="T4"> Maven</text:span></text:p>
      <text:p text:style-name="P55"/>
      <text:list xml:id="list27371326" text:continue-numbering="true" text:style-name="WW8Num8">
        <text:list-item>
          <text:p text:style-name="P72"><text:span text:style-name="T3">Developed Java utility programs to retrieve data from </text:span><text:span text:style-name="T4">Oracle</text:span><text:span text:style-name="T3"> and </text:span><text:span text:style-name="T4">Mongo DB</text:span></text:p>
        </text:list-item>
      </text:list>
      <text:p text:style-name="P47"/>
      <text:list xml:id="list27361443" text:continue-numbering="true" text:style-name="WW8Num8">
        <text:list-item>
          <text:p text:style-name="P79">Ensure the Production problems are resolved with in SLA for the global support project</text:p>
        </text:list-item>
      </text:list>
      <text:p text:style-name="P47"/>
      <text:list xml:id="list27356070" text:continue-numbering="true" text:style-name="WW8Num8">
        <text:list-item>
          <text:p text:style-name="P79">Business Knowledge acquisition and transition to the team members</text:p>
        </text:list-item>
      </text:list>
      <text:p text:style-name="P42"/>
      <text:list xml:id="list27367288" text:continue-numbering="true" text:style-name="WW8Num8">
        <text:list-item>
          <text:p text:style-name="P79">Analyzing the requirements and allocating the work to the team members</text:p>
        </text:list-item>
      </text:list>
      <text:p text:style-name="P47"/>
      <text:list xml:id="list27366946" text:continue-numbering="true" text:style-name="WW8Num8">
        <text:list-item>
          <text:p text:style-name="P79">Coordinating with client for requirement gathering and weekly team meetings</text:p>
        </text:list-item>
      </text:list>
      <text:p text:style-name="P42"/>
      <text:list xml:id="list27359666" text:continue-numbering="true" text:style-name="WW8Num8">
        <text:list-item>
          <text:p text:style-name="P79">Designed JSP pages as per requirements</text:p>
        </text:list-item>
      </text:list>
      <text:p text:style-name="P47"/>
      <text:list xml:id="list27344522" text:continue-numbering="true" text:style-name="WW8Num8">
        <text:list-item>
          <text:p text:style-name="P79">Coding and Defect resolution, performing Unit Testing</text:p>
        </text:list-item>
      </text:list>
      <text:p text:style-name="P42"/>
      <text:list xml:id="list27342558" text:continue-numbering="true" text:style-name="WW8Num8">
        <text:list-item>
          <text:p text:style-name="P79">Provide post implementation support</text:p>
        </text:list-item>
      </text:list>
      <text:p text:style-name="P47"/>
      <text:list xml:id="list27359484" text:continue-numbering="true" text:style-name="WW8Num8">
        <text:list-item>
          <text:p text:style-name="P79">Analyzing the Web and Application server logs using Unix commands</text:p>
        </text:list-item>
      </text:list>
      <text:p text:style-name="P42"/>
      <text:list xml:id="list27357761" text:continue-numbering="true" text:style-name="WW8Num8">
        <text:list-item>
          <text:p text:style-name="P79">Daily, Bi-weekly and Monthly status reports and status calls</text:p>
        </text:list-item>
      </text:list>
      <text:p text:style-name="P20"/>
      <text:p text:style-name="P2"><text:span text:style-name="T5">Development tools:</text:span><text:span text:style-name="T11"><text:tab/></text:span><text:span text:style-name="T3">Core JAVA, Spring MVC, Hibernate, SQL, AngularJS, REST services</text:span></text:p>
      <text:p text:style-name="P5"/>
      <text:p text:style-name="P21"/>
      <text:p text:style-name="P3"><text:span text:style-name="T6">Project#1: Pension Annuity Recordkeeping Information System (PARIS)</text:span><text:span text:style-name="T11"><text:tab/></text:span><text:span text:style-name="T7">Jan 2006 – Mar 2011</text:span></text:p>
      <text:p text:style-name="P57"><draw:frame draw:style-name="fr1" draw:name="graphics6" text:anchor-type="char" svg:x="0in" svg:y="-0.1429in" svg:width="7.4764in" svg:height="0.1598in" draw:z-index="5"><draw:image xlink:href="Pictures/100000000000064F000000237C0FED1C.jpg" xlink:type="simple" xlink:show="embed" xlink:actuate="onLoad"/></draw:frame></text:p>
      <text:section text:style-name="Sect2" text:name="Section2">
        <text:p text:style-name="P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6">Client</text:p>
            </table:table-cell>
            <table:table-cell table:style-name="Table5.A1" office:value-type="string">
              <text:p text:style-name="P142">:</text:p>
            </table:table-cell>
            <table:table-cell table:style-name="Table5.A1" office:value-type="string">
              <text:p text:style-name="P130">AXA Equitable, USA</text:p>
            </table:table-cell>
          </table:table-row>
          <table:table-row table:style-name="Table5.2">
            <table:table-cell table:style-name="Table5.A1" office:value-type="string">
              <text:p text:style-name="P36">Duration <text:s text:c="2"/>:</text:p>
            </table:table-cell>
            <table:table-cell table:style-name="Table5.A1" table:number-columns-spanned="2" office:value-type="string">
              <text:p text:style-name="P130">5 years 2 months</text:p>
            </table:table-cell>
            <table:covered-table-cell/>
          </table:table-row>
          <table:table-row table:style-name="Table5.3">
            <table:table-cell table:style-name="Table5.A1" office:value-type="string">
              <text:p text:style-name="P36">Role</text:p>
            </table:table-cell>
            <table:table-cell table:style-name="Table5.A1" office:value-type="string">
              <text:p text:style-name="P142">:</text:p>
            </table:table-cell>
            <table:table-cell table:style-name="Table5.A1" office:value-type="string">
              <text:p text:style-name="P135">Mainframe developer, also led the Annuity portfolio</text:p>
            </table:table-cell>
          </table:table-row>
        </table:table>
      </text:section>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text:bookmark text:name="page5"/>Team Size</text:p>
          </table:table-cell>
          <table:table-cell table:style-name="Table6.A1" table:number-columns-spanned="2" office:value-type="string">
            <text:p text:style-name="P152"><text:span text:style-name="T4">: <text:s text:c="2"/></text:span><text:span text:style-name="T3">2 Onsite and 15 Offshore</text:span></text:p>
          </table:table-cell>
          <table:covered-table-cell/>
        </table:table-row>
        <table:table-row table:style-name="Table6.2">
          <table:table-cell table:style-name="Table6.A1" office:value-type="string">
            <text:p text:style-name="P36">Location</text:p>
          </table:table-cell>
          <table:table-cell table:style-name="Table6.A1" office:value-type="string">
            <text:p text:style-name="P37">:</text:p>
          </table:table-cell>
          <table:table-cell table:style-name="Table6.A1" office:value-type="string">
            <text:p text:style-name="P153"><text:span text:style-name="T3">Tata Consultancy Services, Client location – AXA Equitable, Jersey City, NJ</text:span></text:p>
          </table:table-cell>
        </table:table-row>
        <table:table-row table:style-name="Table6.3">
          <table:table-cell table:style-name="Table6.A1" office:value-type="string">
            <text:p text:style-name="P36">UI</text:p>
          </table:table-cell>
          <table:table-cell table:style-name="Table6.A1" office:value-type="string">
            <text:p text:style-name="P154">:</text:p>
          </table:table-cell>
          <table:table-cell table:style-name="Table6.A1" office:value-type="string">
            <text:p text:style-name="P119">CAFÉ (Common Access Front End) coded in .NET</text:p>
          </table:table-cell>
        </table:table-row>
      </table:table>
      <text:p text:style-name="P15"/>
      <text:p text:style-name="P138"><text:span text:style-name="T5">Description:</text:span><text:span text:style-name="T4"> </text:span><text:span text:style-name="T3">PARIS is an Annuity administration system which is an implementation of Sungard</text:span><text:span text:style-name="T4"> </text:span><text:span text:style-name="T3">OMNIPLAN product heavily customized over the years through multiple product release. CAFÉ is the front end for PARIS providing a User- friendly GUI based data entry and inquiry facility for Annuity Centre personnel to interface with the PARIS mainframe databases and applications used by AXA Financial in all aspects of the administration of the Equi-Vest and Momentum Annuity Products.</text:span></text:p>
      <text:p text:style-name="P5"/>
      <text:p text:style-name="P23"/>
      <text:p text:style-name="P39">Responsibilities</text:p>
      <text:p text:style-name="P9"/>
      <text:list xml:id="list5235887908408915298" text:style-name="WW8Num9">
        <text:list-item>
          <text:p text:style-name="P73"><text:span text:style-name="T3">Successfully implemented several major projects like </text:span><text:span text:style-name="T4">Structured Investment Option,</text:span></text:p>
        </text:list-item>
      </text:list>
      <text:p text:style-name="P117">Managed accounts for Equivest series, Third Party Commissions, 901 takeover loans, Confirm redesign…</text:p>
      <text:list xml:id="list27346123" text:continue-numbering="true" text:style-name="WW8Num9">
        <text:list-item>
          <text:p text:style-name="P65"><text:span text:style-name="T3">Worked in </text:span><text:span text:style-name="T4">SUNGARD OMNIPLAN/ OMNIPLUS</text:span><text:span text:style-name="T3"> – developed new screens using assembler code, experienced in navigating all omni screens with ease, testing experience in testing transactions with native omni screen</text:span></text:p>
        </text:list-item>
      </text:list>
      <text:p text:style-name="P41"/>
      <text:list xml:id="list27351713" text:continue-numbering="true" text:style-name="WW8Num9">
        <text:list-item>
          <text:p text:style-name="P92"><text:span text:style-name="T3">Successfully implemented SIO project(</text:span><text:span text:style-name="T4">S &amp; P 500</text:span><text:span text:style-name="T3"> Index) – knows how Sweep/Maturity works</text:span></text:p>
        </text:list-item>
      </text:list>
      <text:p text:style-name="P43"/>
      <text:list xml:id="list27350929" text:continue-numbering="true" text:style-name="WW8Num9">
        <text:list-item>
          <text:p text:style-name="P113"><text:span text:style-name="T3">Have good knowledge in Annuity life cycle – from the policies being enrolled till its termination</text:span></text:p>
        </text:list-item>
      </text:list>
      <text:p text:style-name="P56"/>
      <text:list xml:id="list27373914" text:continue-numbering="true" text:style-name="WW8Num9">
        <text:list-item>
          <text:p text:style-name="P73"><text:span text:style-name="T3">Good knowledge in Annuity concepts like </text:span><text:span text:style-name="T4">ARB/DCA/SWO/Loans</text:span></text:p>
        </text:list-item>
      </text:list>
      <text:p text:style-name="P51"/>
      <text:list xml:id="list27348577" text:continue-numbering="true" text:style-name="WW8Num9">
        <text:list-item>
          <text:p text:style-name="P73"><text:span text:style-name="T3">Supported mainframe upgrades in </text:span><text:span text:style-name="T4">CICS/ DB2</text:span></text:p>
        </text:list-item>
      </text:list>
      <text:p text:style-name="P42"/>
      <text:list xml:id="list27354001" text:continue-numbering="true" text:style-name="WW8Num9">
        <text:list-item>
          <text:p text:style-name="P73"><text:span text:style-name="T3">Worked on </text:span><text:span text:style-name="T4">IBM MQ series</text:span><text:span text:style-name="T3"> supporting the front end distributed applications</text:span></text:p>
        </text:list-item>
      </text:list>
      <text:p text:style-name="P42"/>
      <text:list xml:id="list27352298" text:continue-numbering="true" text:style-name="WW8Num9">
        <text:list-item>
          <text:p text:style-name="P92"><text:span text:style-name="T4">Performance optimization has been done through STROBE </text:span><text:span text:style-name="T3">and saved more than</text:span><text:span text:style-name="T4"> </text:span><text:span text:style-name="T3">100K in 2013</text:span></text:p>
        </text:list-item>
      </text:list>
      <text:p text:style-name="P45"/>
      <text:list xml:id="list27364640" text:continue-numbering="true" text:style-name="WW8Num9">
        <text:list-item>
          <text:p text:style-name="P73"><text:span text:style-name="T3">Have worked through </text:span><text:span text:style-name="T4">middleware</text:span><text:span text:style-name="T3"> and Front end applications coded in .NET</text:span></text:p>
        </text:list-item>
      </text:list>
      <text:p text:style-name="P47"/>
      <text:list xml:id="list27366124" text:continue-numbering="true" text:style-name="WW8Num9">
        <text:list-item>
          <text:p text:style-name="P73"><text:span text:style-name="T3">Send feeds to </text:span><text:span text:style-name="T4">valuation/IDB/Commission ledger</text:span><text:span text:style-name="T3"> systems</text:span></text:p>
        </text:list-item>
      </text:list>
      <text:p text:style-name="P47"/>
      <text:list xml:id="list27344049" text:continue-numbering="true" text:style-name="WW8Num9">
        <text:list-item>
          <text:p text:style-name="P73"><text:span text:style-name="T3">Worked with </text:span><text:span text:style-name="T4">SFTP</text:span><text:span text:style-name="T3"> team to transfer the files successfully in and out of the client location</text:span></text:p>
        </text:list-item>
      </text:list>
      <text:p text:style-name="P42"/>
      <text:list xml:id="list27349653" text:continue-numbering="true" text:style-name="WW8Num9">
        <text:list-item>
          <text:p text:style-name="P97"><text:span text:style-name="T3">Worked on </text:span><text:span text:style-name="T4">CICS production issues</text:span><text:span text:style-name="T3"> and handled three different front end applications coded in </text:span><text:span text:style-name="T4">.NET/Java</text:span></text:p>
        </text:list-item>
      </text:list>
      <text:p text:style-name="P52"/>
      <text:list xml:id="list27347263" text:continue-numbering="true" text:style-name="WW8Num9">
        <text:list-item>
          <text:p text:style-name="P97"><text:span text:style-name="T3">Experience in monitoring </text:span><text:span text:style-name="T4">production jobs containing 200 jobs</text:span><text:span text:style-name="T3"> which runs daily and make sure onlines are up on time including month/quarter/year end</text:span></text:p>
        </text:list-item>
      </text:list>
      <text:p text:style-name="P41"/>
      <text:list xml:id="list27371122" text:continue-numbering="true" text:style-name="WW8Num9">
        <text:list-item>
          <text:p text:style-name="P73"><text:span text:style-name="T3">Hands on working on </text:span><text:span text:style-name="T4">OMEGAMON</text:span><text:span text:style-name="T3"> to debug online abends</text:span></text:p>
        </text:list-item>
      </text:list>
      <text:p text:style-name="P42"/>
      <text:list xml:id="list27348147" text:continue-numbering="true" text:style-name="WW8Num9">
        <text:list-item>
          <text:p text:style-name="P73"><text:span text:style-name="T3">Have written several </text:span><text:span text:style-name="T4">Quikjobs</text:span><text:span text:style-name="T3"> and automated tools using </text:span><text:span text:style-name="T4">REXX</text:span></text:p>
        </text:list-item>
      </text:list>
      <text:p text:style-name="P47"/>
      <text:list xml:id="list27352080" text:continue-numbering="true" text:style-name="WW8Num9">
        <text:list-item>
          <text:p text:style-name="P73"><text:span text:style-name="T3">Have written several </text:span><text:span text:style-name="T4">SQL queries</text:span><text:span text:style-name="T3"> for </text:span><text:span text:style-name="T4">DML</text:span><text:span text:style-name="T3"> operations</text:span></text:p>
        </text:list-item>
      </text:list>
      <text:p text:style-name="P47"/>
      <text:list xml:id="list27341966" text:continue-numbering="true" text:style-name="WW8Num9">
        <text:list-item>
          <text:p text:style-name="P80">Requirement analysis, Application design &amp; Development for the new Annuity Products.</text:p>
        </text:list-item>
      </text:list>
      <text:p text:style-name="P47"/>
      <text:list xml:id="list27373701" text:continue-numbering="true" text:style-name="WW8Num9">
        <text:list-item>
          <text:p text:style-name="P86">Co-ordinated Requirements between Business and IT development team on Lights-On enhancements.</text:p>
        </text:list-item>
      </text:list>
      <text:p text:style-name="P45"/>
      <text:list xml:id="list27369658" text:continue-numbering="true" text:style-name="WW8Num9">
        <text:list-item>
          <text:p text:style-name="P80">Work with Business Analysts to develop requirements for Discretionary Projects.</text:p>
        </text:list-item>
      </text:list>
      <text:p text:style-name="P47"/>
      <text:list xml:id="list27362943" text:continue-numbering="true" text:style-name="WW8Num9">
        <text:list-item>
          <text:p text:style-name="P110">Worked on Low Level and High Level Design documents for the new Business requirements.</text:p>
        </text:list-item>
      </text:list>
      <text:p text:style-name="P45"/>
      <text:list xml:id="list27347441" text:continue-numbering="true" text:style-name="WW8Num9">
        <text:list-item>
          <text:p text:style-name="P111">Understanding the Product features and prepares the requirements documents for IT development team.</text:p>
        </text:list-item>
      </text:list>
      <text:p text:style-name="P41"/>
      <text:list xml:id="list27367818" text:continue-numbering="true" text:style-name="WW8Num9">
        <text:list-item>
          <text:p text:style-name="P80">Prepared the Unit Test cases &amp; Unit Test results for the new Annuity Products.</text:p>
        </text:list-item>
      </text:list>
      <text:p text:style-name="P42"/>
      <text:list xml:id="list27341922" text:continue-numbering="true" text:style-name="WW8Num9">
        <text:list-item>
          <text:p text:style-name="P80">Have done production support and maintenance for various releases</text:p>
        </text:list-item>
      </text:list>
      <text:p text:style-name="P47"/>
      <text:list xml:id="list27361441" text:continue-numbering="true" text:style-name="WW8Num9">
        <text:list-item>
          <text:p text:style-name="P111">Responsible for identifying the repetitive problems in application and come up with the solutions to fix the Issues</text:p>
        </text:list-item>
      </text:list>
      <text:p text:style-name="P52"/>
      <text:list xml:id="list27351164" text:continue-numbering="true" text:style-name="WW8Num9">
        <text:list-item>
          <text:p text:style-name="P80">Responsible for onsite coordination to handle offshore team</text:p>
        </text:list-item>
      </text:list>
      <text:p text:style-name="P47"/>
      <text:list xml:id="list27370069" text:continue-numbering="true" text:style-name="WW8Num9">
        <text:list-item>
          <text:p text:style-name="P80">Prepare Application User/Induction manual</text:p>
        </text:list-item>
      </text:list>
      <text:p text:style-name="P42"/>
      <text:list xml:id="list27360002" text:continue-numbering="true" text:style-name="WW8Num9">
        <text:list-item>
          <text:p text:style-name="P80">Have trained offshore to perform testing such as Unit and System testing</text:p>
        </text:list-item>
      </text:list>
      <text:p text:style-name="P155"><text:bookmark text:name="page6"/><text:span text:style-name="T5">Development tools:</text:span><text:span text:style-name="T4"> </text:span><text:span text:style-name="T3">CICS, COBOL, VSAM, DB2, JCL, Assembler, OMNIPLAN/ OMNIPLUS,</text:span><text:span text:style-name="T4"> </text:span><text:span text:style-name="T3">TablesAs software, IBM MQ Series, PLATINUM, SQL, MS Visio, STROBE, OMEGAMON, Quikjob, REX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style:font-name-asian="Calibri"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1pt" style:font-name-asian="Symbol" style:font-size-asian="11pt"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1pt" style:font-name-asian="Symbol" style:font-size-asian="11pt"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size="11pt" style:font-name-asian="Symbol" style:font-size-asian="11pt" style:font-name-comple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size="11pt" style:font-name-asian="Symbol" style:font-size-asian="11pt"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size="11pt" style:font-name-asian="Arial" style:font-size-asian="11pt" style:font-name-complex="Ari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size="11pt" style:font-name-asian="Symbol" style:font-size-asian="11pt"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size="11pt" style:font-name-asian="Symbol" style:font-size-asian="11pt"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size="11pt" style:font-name-asian="Symbol" style:font-size-asian="11pt" style:font-name-comple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8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9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4646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618in" fo:margin-bottom="0.503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4744in" fo:margin-bottom="0.476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4756in" fo:margin-bottom="0.3244in" fo:margin-left="0.5in" fo:margin-right="0.513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618in" fo:margin-bottom="0.518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6398in" fo:margin-bottom="1in" fo:margin-left="0.5in" fo:margin-right="0.513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6" meta:image-count="6" meta:object-count="0" meta:page-count="7" meta:paragraph-count="237" meta:word-count="2103" meta:character-count="13206"/>
    <dc:date>2017-03-01T07:17:09.05</dc:date>
    <meta:generator>OpenOffice/4.1.2$Win32 OpenOffice.org_project/412m3$Build-9782</meta:generator>
  </office:meta>
</office:document-meta>
</file>